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68E000023930220F42B.wmf"/>
  <manifest:file-entry manifest:media-type="" manifest:full-path="Pictures/2000000700002D50000017671001FA4C.wmf"/>
  <manifest:file-entry manifest:media-type="" manifest:full-path="Pictures/200000070000446400002FA52E56BE6E.wmf"/>
  <manifest:file-entry manifest:media-type="" manifest:full-path="Pictures/2000000700000A7C000002DD3A4EE0C2.wmf"/>
  <manifest:file-entry manifest:media-type="" manifest:full-path="Pictures/2000000700001DC10000025656CC65A5.wmf"/>
  <manifest:file-entry manifest:media-type="" manifest:full-path="Pictures/20000007000006AD000004FB6BE756CF.wmf"/>
  <manifest:file-entry manifest:media-type="" manifest:full-path="Pictures/20000007000053A30000023BA98DD24A.wmf"/>
  <manifest:file-entry manifest:media-type="" manifest:full-path="Pictures/20000007000015D000000C2E19AAEC0D.wmf"/>
  <manifest:file-entry manifest:media-type="" manifest:full-path="Pictures/20000007000009A4000002F81A7ED1BF.wmf"/>
  <manifest:file-entry manifest:media-type="" manifest:full-path="Pictures/2000000700000E82000007A1991DB9D0.wmf"/>
  <manifest:file-entry manifest:media-type="" manifest:full-path="Pictures/2000000700006B7400001E990C9898E9.wmf"/>
  <manifest:file-entry manifest:media-type="" manifest:full-path="Pictures/2000000700002A0800001FA862903692.wmf"/>
  <manifest:file-entry manifest:media-type="" manifest:full-path="Pictures/200000200000A73A00004CE588753B81.wmf"/>
  <manifest:file-entry manifest:media-type="" manifest:full-path="Pictures/20000007000012F400000DC5C35ECC8F.wmf"/>
  <manifest:file-entry manifest:media-type="" manifest:full-path="Pictures/200000070000346800001FFAF8C47F5D.wmf"/>
  <manifest:file-entry manifest:media-type="image/png" manifest:full-path="Pictures/10000000000001FB000000DED1EF4400.png"/>
  <manifest:file-entry manifest:media-type="" manifest:full-path="Pictures/20000007000006FE0000017D101363D8.wmf"/>
  <manifest:file-entry manifest:media-type="" manifest:full-path="Pictures/2000000700000937000007349ECE9A75.wm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4.282cm" fo:margin-left="1.773cm" table:align="left" style:writing-mode="lr-tb"/>
    </style:style>
    <style:style style:name="Table2.A" style:family="table-column">
      <style:table-column-properties style:column-width="5.763cm"/>
    </style:style>
    <style:style style:name="Table2.B" style:family="table-column">
      <style:table-column-properties style:column-width="4.456cm"/>
    </style:style>
    <style:style style:name="Table2.C" style:family="table-column">
      <style:table-column-properties style:column-width="4.064cm"/>
    </style:style>
    <style:style style:name="Table2.1" style:family="table-row">
      <style:table-row-properties style:keep-together="true" fo:keep-together="auto"/>
    </style:style>
    <style:style style:name="Table2.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2.B1" style:family="table-cell">
      <style:table-cell-properties style:vertical-align="top" fo:background-color="#d8d8d8" fo:padding="0.049cm" fo:border-left="0.018cm solid #ffffff" fo:border-right="none" fo:border-top="0.035cm solid #ffffff" fo:border-bottom="0.035cm solid #ffffff" style:writing-mode="lr-tb">
        <style:background-image/>
      </style:table-cell-properties>
    </style:style>
    <style:style style:name="Table2.C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2.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2.B2" style:family="table-cell">
      <style:table-cell-properties style:vertical-align="top" fo:background-color="#d8d8d8" fo:padding="0.049cm" fo:border-left="0.018cm solid #ffffff" fo:border-right="none" fo:border-top="0.018cm solid #ffffff" fo:border-bottom="0.018cm solid #ffffff" style:writing-mode="lr-tb">
        <style:background-image/>
      </style:table-cell-properties>
    </style:style>
    <style:style style:name="Table2.C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2.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2.B3" style:family="table-cell">
      <style:table-cell-properties style:vertical-align="top" fo:background-color="#d8d8d8" fo:padding="0.049cm" fo:border-left="0.018cm solid #ffffff" fo:border-right="none" fo:border-top="none" fo:border-bottom="0.018cm solid #ffffff" style:writing-mode="lr-tb">
        <style:background-image/>
      </style:table-cell-properties>
    </style:style>
    <style:style style:name="Table2.C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2.A19"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2.B19" style:family="table-cell">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Table2.C19"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arj-numlist">
      <style:paragraph-properties fo:margin-left="0cm" fo:margin-right="0cm" fo:margin-top="0cm" fo:margin-bottom="0.494cm" fo:text-indent="0cm" style:auto-text-indent="false">
        <style:tab-stops>
          <style:tab-stop style:position="3.175cm"/>
        </style:tab-stops>
      </style:paragraph-properties>
    </style:style>
    <style:style style:name="P2" style:family="paragraph" style:parent-style-name="arj-numlist">
      <style:paragraph-properties fo:margin-left="0cm" fo:margin-right="0cm" fo:margin-top="0.494cm" fo:margin-bottom="0cm" fo:text-indent="0cm" style:auto-text-indent="false">
        <style:tab-stops>
          <style:tab-stop style:position="3.175cm"/>
        </style:tab-stops>
      </style:paragraph-properties>
    </style:style>
    <style:style style:name="P3" style:family="paragraph" style:parent-style-name="arj-numlist">
      <style:paragraph-properties fo:margin-left="0cm" fo:margin-right="0cm" fo:margin-top="0cm" fo:margin-bottom="0cm" fo:text-indent="0cm" style:auto-text-indent="false">
        <style:tab-stops>
          <style:tab-stop style:position="3.175cm"/>
        </style:tab-stops>
      </style:paragraph-properties>
    </style:style>
    <style:style style:name="P4" style:family="paragraph" style:parent-style-name="arj-figure">
      <style:paragraph-properties fo:margin-left="0cm" fo:margin-right="0cm" fo:text-align="center" style:justify-single-word="false" fo:text-indent="0cm" style:auto-text-indent="false"/>
    </style:style>
    <style:style style:name="P5" style:family="paragraph" style:parent-style-name="arj-docid">
      <style:paragraph-properties fo:margin-left="0cm" fo:margin-right="0cm" fo:text-indent="0cm" style:auto-text-indent="false"/>
    </style:style>
    <style:style style:name="P6" style:family="paragraph" style:parent-style-name="headerodd">
      <style:paragraph-properties fo:margin-top="0cm" fo:margin-bottom="0.494cm"/>
    </style:style>
    <style:style style:name="P7" style:family="paragraph" style:parent-style-name="headerodd">
      <style:paragraph-properties fo:margin-top="0cm" fo:margin-bottom="0.494cm"/>
      <style:text-properties fo:language="zxx" fo:country="none" style:language-asian="zxx" style:country-asian="none"/>
    </style:style>
    <style:style style:name="P8" style:family="paragraph" style:parent-style-name="Header">
      <style:paragraph-properties fo:margin-top="0cm" fo:margin-bottom="0.494cm"/>
    </style:style>
    <style:style style:name="P9" style:family="paragraph" style:parent-style-name="arj-table-par">
      <style:paragraph-properties fo:margin-top="0cm" fo:margin-bottom="0.494cm" style:snap-to-layout-grid="false"/>
    </style:style>
    <style:style style:name="P10" style:family="paragraph" style:parent-style-name="arj-numlist">
      <style:paragraph-properties fo:margin-top="0cm" fo:margin-bottom="0.494cm"/>
    </style:style>
    <style:style style:name="P11" style:family="paragraph" style:parent-style-name="Heading_20_2">
      <style:paragraph-properties fo:margin-top="0cm" fo:margin-bottom="0.494cm"/>
    </style:style>
    <style:style style:name="P12" style:family="paragraph" style:parent-style-name="arj-headereven">
      <style:text-properties style:font-name="Helvetica-Condensed" fo:font-size="8pt" style:font-size-asian="8pt" style:font-weight-complex="bold"/>
    </style:style>
    <style:style style:name="P13" style:family="paragraph" style:parent-style-name="arj-table-par">
      <style:paragraph-properties fo:margin-top="0cm" fo:margin-bottom="0cm" style:snap-to-layout-grid="false"/>
    </style:style>
    <style:style style:name="P14" style:family="paragraph" style:parent-style-name="arj-numlist">
      <style:paragraph-properties fo:margin-top="0cm" fo:margin-bottom="0cm"/>
    </style:style>
    <style:style style:name="P15" style:family="paragraph" style:parent-style-name="arj-code">
      <style:paragraph-properties fo:margin-top="0cm" fo:margin-bottom="0cm" fo:keep-with-next="always"/>
    </style:style>
    <style:style style:name="P16" style:family="paragraph" style:parent-style-name="arj-table-par">
      <style:paragraph-properties fo:margin-top="0.494cm" fo:margin-bottom="0cm"/>
    </style:style>
    <style:style style:name="P17" style:family="paragraph" style:parent-style-name="arj-numlist">
      <style:paragraph-properties fo:margin-top="0.494cm" fo:margin-bottom="0cm"/>
    </style:style>
    <style:style style:name="P18" style:family="paragraph" style:parent-style-name="arj-cap">
      <style:paragraph-properties fo:text-align="center" style:justify-single-word="false"/>
    </style:style>
    <style:style style:name="P19" style:family="paragraph" style:parent-style-name="arj-chapternumber">
      <style:paragraph-properties>
        <style:tab-stops>
          <style:tab-stop style:position="22.005cm"/>
        </style:tab-stops>
      </style:paragraph-properties>
    </style:style>
    <style:style style:name="P20" style:family="paragraph" style:parent-style-name="arj-bullet">
      <style:text-properties fo:language="en" fo:country="GB"/>
    </style:style>
    <style:style style:name="P21" style:family="paragraph" style:parent-style-name="Heading_20_1">
      <style:paragraph-properties fo:break-before="page"/>
    </style:style>
    <style:style style:name="P22" style:family="paragraph" style:parent-style-name="Heading_20_3">
      <style:paragraph-properties fo:margin-top="0.423cm" fo:margin-bottom="0.494cm"/>
    </style:style>
    <style:style style:name="P23" style:family="paragraph" style:parent-style-name="Heading_20_2">
      <style:paragraph-properties fo:margin-top="0.423cm" fo:margin-bottom="0.494cm"/>
    </style:style>
    <style:style style:name="P24" style:family="paragraph" style:parent-style-name="Standard">
      <style:text-properties fo:language="en" fo:country="GB"/>
    </style:style>
    <style:style style:name="P25" style:family="paragraph" style:parent-style-name="Standard">
      <style:paragraph-properties fo:text-align="center" style:justify-single-word="false"/>
    </style:style>
    <style:style style:name="P26" style:family="paragraph" style:parent-style-name="Standard">
      <style:paragraph-properties fo:text-align="start" style:justify-single-word="false"/>
    </style:style>
    <style:style style:name="P27" style:family="paragraph" style:parent-style-name="Standard">
      <style:text-properties style:font-name="Times" fo:language="en" fo:country="GB" fo:font-weight="bold" style:language-asian="zxx" style:country-asian="none" style:font-weight-asian="bold" style:font-size-complex="14pt"/>
    </style:style>
    <style:style style:name="P28" style:family="paragraph" style:parent-style-name="Standard">
      <style:paragraph-properties fo:margin-left="1.27cm" fo:margin-right="0cm" fo:text-indent="0cm" style:auto-text-indent="false">
        <style:tab-stops>
          <style:tab-stop style:position="0cm"/>
        </style:tab-stops>
      </style:paragraph-properties>
    </style:style>
    <style:style style:name="P29" style:family="paragraph" style:parent-style-name="arj-code">
      <style:text-properties fo:language="en" fo:country="GB" style:language-asian="zxx" style:country-asian="none"/>
    </style:style>
    <style:style style:name="P30" style:family="paragraph" style:parent-style-name="arj-code">
      <style:text-properties fo:color="#999999"/>
    </style:style>
    <style:style style:name="P31" style:family="paragraph" style:parent-style-name="arj-code">
      <style:text-properties fo:color="#999999" fo:language="nl" fo:country="BE" style:language-asian="zxx" style:country-asian="none"/>
    </style:style>
    <style:style style:name="P32" style:family="paragraph" style:parent-style-name="arj-paragraph">
      <style:text-properties fo:language="en" fo:country="GB"/>
    </style:style>
    <style:style style:name="P33" style:family="paragraph" style:parent-style-name="arj-paragraph">
      <style:text-properties fo:language="zxx" fo:country="none" style:language-asian="zxx" style:country-asian="none"/>
    </style:style>
    <style:style style:name="P34" style:family="paragraph" style:parent-style-name="arj-paragraph">
      <style:text-properties style:font-weight-complex="bold"/>
    </style:style>
    <style:style style:name="P35" style:family="paragraph" style:parent-style-name="arj-paragraph">
      <style:paragraph-properties fo:text-align="center" style:justify-single-word="false" fo:keep-with-next="always"/>
    </style:style>
    <style:style style:name="P36" style:family="paragraph" style:parent-style-name="arj-figure">
      <style:text-properties fo:font-size="10pt" style:font-size-asian="10pt"/>
    </style:style>
    <style:style style:name="P37" style:family="paragraph" style:parent-style-name="WW-Caption">
      <style:paragraph-properties fo:text-align="center" style:justify-single-word="false"/>
    </style:style>
    <style:style style:name="P38" style:family="paragraph" style:parent-style-name="arj-small-header">
      <style:text-properties fo:font-size="10pt" style:font-size-asian="10pt"/>
    </style:style>
    <style:style style:name="P39" style:family="paragraph" style:parent-style-name="Contents_20_1">
      <style:paragraph-properties>
        <style:tab-stops>
          <style:tab-stop style:position="6.964cm" style:leader-style="dotted" style:leader-text="."/>
          <style:tab-stop style:position="16.937cm" style:type="right" style:leader-style="dotted" style:leader-text="."/>
        </style:tab-stops>
      </style:paragraph-properties>
    </style:style>
    <style:style style:name="P40" style:family="paragraph" style:parent-style-name="Contents_20_2">
      <style:paragraph-properties>
        <style:tab-stops>
          <style:tab-stop style:position="16.588cm" style:type="right" style:leader-style="dotted" style:leader-text="."/>
        </style:tab-stops>
      </style:paragraph-properties>
    </style:style>
    <style:style style:name="P41" style:family="paragraph" style:parent-style-name="Contents_20_4">
      <style:paragraph-properties>
        <style:tab-stops>
          <style:tab-stop style:position="15.529cm" style:type="right" style:leader-style="dotted" style:leader-text="."/>
        </style:tab-stops>
      </style:paragraph-properties>
    </style:style>
    <style:style style:name="P42" style:family="paragraph" style:parent-style-name="Standard" style:master-page-name="Convert_20_2"/>
    <style:style style:name="P43" style:family="paragraph" style:parent-style-name="Standard" style:list-style-name="WW8Num12">
      <style:paragraph-properties fo:margin-left="0cm" fo:margin-right="0cm" fo:margin-top="0.494cm" fo:margin-bottom="0cm" fo:text-indent="0cm" style:auto-text-indent="false"/>
    </style:style>
    <style:style style:name="P44" style:family="paragraph" style:parent-style-name="Standard" style:list-style-name="WW8Num15">
      <style:paragraph-properties fo:margin-left="0cm" fo:margin-right="0cm" fo:margin-top="0.494cm" fo:margin-bottom="0cm" fo:text-indent="0cm" style:auto-text-indent="false"/>
    </style:style>
    <style:style style:name="P45" style:family="paragraph" style:parent-style-name="Standard" style:list-style-name="WW8Num12">
      <style:paragraph-properties fo:margin-left="0cm" fo:margin-right="0cm" fo:margin-top="0cm" fo:margin-bottom="0cm" fo:text-indent="0cm" style:auto-text-indent="false"/>
    </style:style>
    <style:style style:name="P46" style:family="paragraph" style:parent-style-name="Standard" style:list-style-name="WW8Num12">
      <style:paragraph-properties fo:margin-left="0cm" fo:margin-right="0cm" fo:margin-top="0cm" fo:margin-bottom="0cm" fo:text-indent="0cm" style:auto-text-indent="false"/>
    </style:style>
    <style:style style:name="P47" style:family="paragraph" style:parent-style-name="Standard" style:list-style-name="WW8Num12">
      <style:paragraph-properties fo:margin-left="0cm" fo:margin-right="0cm" fo:margin-top="0cm" fo:margin-bottom="0cm" fo:text-indent="0cm" style:auto-text-indent="false"/>
    </style:style>
    <style:style style:name="P48" style:family="paragraph" style:parent-style-name="Standard" style:list-style-name="WW8Num15">
      <style:paragraph-properties fo:margin-left="0cm" fo:margin-right="0cm" fo:margin-top="0cm" fo:margin-bottom="0cm" fo:text-indent="0cm" style:auto-text-indent="false"/>
    </style:style>
    <style:style style:name="P49" style:family="paragraph" style:parent-style-name="Standard" style:list-style-name="WW8Num12">
      <style:paragraph-properties fo:margin-left="0cm" fo:margin-right="0cm" fo:margin-top="0cm" fo:margin-bottom="0.494cm" fo:text-indent="0cm" style:auto-text-indent="false"/>
    </style:style>
    <style:style style:name="P50" style:family="paragraph" style:parent-style-name="Standard" style:list-style-name="WW8Num15">
      <style:paragraph-properties fo:margin-left="0cm" fo:margin-right="0cm" fo:margin-top="0cm" fo:margin-bottom="0.494cm" fo:text-indent="0cm" style:auto-text-indent="false"/>
    </style:style>
    <style:style style:name="P51" style:family="paragraph" style:parent-style-name="Footer" style:list-style-name="List_20_2">
      <style:paragraph-properties fo:text-align="start" style:justify-single-word="false"/>
    </style:style>
    <style:style style:name="P52" style:family="paragraph" style:parent-style-name="Footer" style:list-style-name="List_20_1">
      <style:paragraph-properties fo:text-align="start" style:justify-single-word="false"/>
    </style:style>
    <style:style style:name="P53" style:family="paragraph" style:parent-style-name="Footer" style:list-style-name="List_20_1">
      <style:paragraph-properties fo:text-align="start" style:justify-single-word="false"/>
    </style:style>
    <style:style style:name="P54" style:family="paragraph" style:parent-style-name="Footer" style:list-style-name="List_20_2">
      <style:paragraph-properties fo:text-align="start" style:justify-single-word="false"/>
    </style:style>
    <style:style style:name="P55" style:family="paragraph" style:parent-style-name="Index_20_2">
      <style:paragraph-properties>
        <style:tab-stops>
          <style:tab-stop style:position="16.515cm" style:type="right" style:leader-style="dotted" style:leader-text="."/>
        </style:tab-stops>
      </style:paragraph-properties>
    </style:style>
    <style:style style:name="P56" style:family="paragraph" style:parent-style-name="Index_20_1">
      <style:paragraph-properties>
        <style:tab-stops>
          <style:tab-stop style:position="16.868cm" style:type="right" style:leader-style="dotted" style:leader-text="."/>
        </style:tab-stops>
      </style:paragraph-properties>
    </style:style>
    <style:style style:name="P57" style:family="paragraph" style:parent-style-name="Index_20_3">
      <style:paragraph-properties>
        <style:tab-stops>
          <style:tab-stop style:position="16.163cm" style:type="right" style:leader-style="dotted" style:leader-text="."/>
        </style:tab-stops>
      </style:paragraph-properties>
    </style:style>
    <style:style style:name="P58" style:family="paragraph" style:parent-style-name="arj-chapternumber" style:master-page-name="Convert_20_3"/>
    <style:style style:name="P59" style:family="paragraph" style:parent-style-name="arj-title" style:master-page-name="First_20_Page">
      <style:paragraph-properties style:page-number="1"/>
    </style:style>
    <style:style style:name="P60" style:family="paragraph" style:parent-style-name="footereven" style:list-style-name="List_20_1">
      <style:paragraph-properties fo:margin-left="0cm" fo:margin-right="0cm" fo:margin-top="0cm" fo:margin-bottom="0.494cm" fo:text-indent="0cm" style:auto-text-indent="false"/>
    </style:style>
    <style:style style:name="P61" style:family="paragraph" style:parent-style-name="footereven" style:list-style-name="List_20_1">
      <style:paragraph-properties fo:margin-left="0cm" fo:margin-right="0cm" fo:margin-top="0cm" fo:margin-bottom="0.494cm" fo:text-indent="0cm" style:auto-text-indent="false"/>
    </style:style>
    <style:style style:name="P62" style:family="paragraph" style:parent-style-name="footereven" style:list-style-name="List_20_1">
      <style:paragraph-properties fo:margin-left="0cm" fo:margin-right="0cm" fo:margin-top="0cm" fo:margin-bottom="0.494cm" fo:text-indent="0cm" style:auto-text-indent="false"/>
    </style:style>
    <style:style style:name="P63" style:family="paragraph" style:parent-style-name="footereven" style:list-style-name="List_20_1">
      <style:paragraph-properties fo:margin-left="0cm" fo:margin-right="0cm" fo:margin-top="0cm" fo:margin-bottom="0.494cm" fo:text-indent="0cm" style:auto-text-indent="false"/>
    </style:style>
    <style:style style:name="P64" style:family="paragraph" style:parent-style-name="footereven" style:list-style-name="List_20_1">
      <style:paragraph-properties fo:margin-top="0cm" fo:margin-bottom="0.494cm"/>
    </style:style>
    <style:style style:name="P65" style:family="paragraph" style:parent-style-name="footereven" style:list-style-name="List_20_1">
      <style:paragraph-properties fo:margin-top="0cm" fo:margin-bottom="0.494cm"/>
    </style:style>
    <style:style style:name="P66" style:family="paragraph" style:parent-style-name="footereven" style:list-style-name="List_20_1">
      <style:paragraph-properties fo:margin-top="0cm" fo:margin-bottom="0.494cm"/>
    </style:style>
    <style:style style:name="P67" style:family="paragraph" style:parent-style-name="footereven" style:list-style-name="List_20_1">
      <style:paragraph-properties fo:margin-top="0cm" fo:margin-bottom="0.494cm"/>
    </style:style>
    <style:style style:name="P68" style:family="paragraph">
      <style:paragraph-properties fo:text-align="center" style:writing-mode="lr-tb"/>
      <style:text-properties fo:font-size="24pt"/>
    </style:style>
    <style:style style:name="P69" style:family="paragraph">
      <style:paragraph-properties fo:margin-left="0cm" fo:margin-right="0cm" fo:margin-top="0.494cm" fo:margin-bottom="0.494cm" fo:text-align="center" fo:text-indent="0cm" style:writing-mode="lr-tb"/>
    </style:style>
    <style:style style:name="P70" style:family="paragraph">
      <style:paragraph-properties fo:margin-left="0cm" fo:margin-right="0cm" fo:margin-top="0.494cm" fo:margin-bottom="0.494cm" fo:text-align="justify" fo:text-indent="0cm" style:writing-mode="lr-tb"/>
    </style:style>
    <style:style style:name="P71" style:family="paragraph">
      <style:paragraph-properties fo:margin-left="1.951cm" fo:margin-right="0cm" fo:margin-top="0.494cm" fo:margin-bottom="0.494cm" fo:text-align="justify" fo:text-indent="0cm" style:writing-mode="lr-tb"/>
    </style:style>
    <style:style style:name="P72" style:family="paragraph">
      <style:paragraph-properties fo:margin-left="1.951cm" fo:margin-right="0cm" fo:margin-top="0.494cm" fo:margin-bottom="0.494cm" fo:text-align="start" fo:text-indent="0cm"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fo:font-size="10pt" fo:language="en" fo:country="GB" style:font-size-asian="10pt" style:language-asian="en" style:country-asian="GB" style:font-name-complex="Courier New" style:font-size-complex="10pt"/>
    </style:style>
    <style:style style:name="T17" style:family="text">
      <style:text-properties style:font-name="Courier New" fo:font-size="9pt" style:font-size-asian="9pt"/>
    </style:style>
    <style:style style:name="T18" style:family="text">
      <style:text-properties style:font-name="Courier New" style:font-name-complex="Courier New"/>
    </style:style>
    <style:style style:name="T19" style:family="text">
      <style:text-properties fo:language="zxx" fo:country="none" style:language-asian="zxx" style:country-asian="none"/>
    </style:style>
    <style:style style:name="T20" style:family="text">
      <style:text-properties style:font-name-complex="Courier New"/>
    </style:style>
    <style:style style:name="T21" style:family="text">
      <style:text-properties style:font-name="Times New Roman" fo:font-size="12pt" style:font-size-asian="12pt"/>
    </style:style>
    <style:style style:name="T22" style:family="text">
      <style:text-properties style:font-name="Times New Roman" fo:font-size="10pt" style:font-size-asian="10pt"/>
    </style:style>
    <style:style style:name="T23" style:family="text">
      <style:text-properties style:font-name="Times New Roman" style:font-size-complex="11pt"/>
    </style:style>
    <style:style style:name="T24" style:family="text">
      <style:text-properties style:font-size-complex="11pt"/>
    </style:style>
    <style:style style:name="T25" style:family="text">
      <style:text-properties fo:color="#000000" style:font-size-complex="11pt"/>
    </style:style>
    <style:style style:name="T26" style:family="text">
      <style:text-properties fo:color="#3f5fbf" style:font-size-complex="11pt"/>
    </style:style>
    <style:style style:name="T27" style:family="text">
      <style:text-properties fo:color="#7f9fbf" style:font-size-complex="11pt"/>
    </style:style>
    <style:style style:name="T28" style:family="text">
      <style:text-properties fo:color="#7f7f9f" style:font-size-complex="11pt"/>
    </style:style>
    <style:style style:name="T29" style:family="text">
      <style:text-properties style:font-name="Courier" fo:font-size="10pt" style:font-size-asian="10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0000ff"/>
    </style:style>
    <style:style style:name="T33" style:family="text">
      <style:text-properties fo:color="#0000ff" fo:font-weight="bold" style:font-weight-asian="bold"/>
    </style:style>
    <style:style style:name="T34" style:family="text">
      <style:text-properties fo:color="#0000ff" style:text-underline-style="solid" style:text-underline-width="auto" style:text-underline-color="font-color"/>
    </style:style>
    <style:style style:name="T35" style:family="text">
      <style:text-properties fo:color="#999999"/>
    </style:style>
    <style:style style:name="T36" style:family="text">
      <style:text-properties fo:color="#999999" fo:language="nl" fo:country="BE" style:language-asian="zxx" style:country-asian="none"/>
    </style:style>
    <style:style style:name="T37" style:family="text">
      <style:text-properties fo:color="#008000"/>
    </style:style>
    <style:style style:name="T38" style:family="text">
      <style:text-properties style:font-name="Courier New1" style:font-name-complex="Courier New"/>
    </style:style>
    <style:style style:name="T39" style:family="text">
      <style:text-properties style:font-name="Courier New1" fo:font-size="10pt" style:font-size-asian="10pt" style:font-name-complex="Courier New"/>
    </style:style>
    <style:style style:name="T40" style:family="text">
      <style:text-properties style:font-name="Courier New1" fo:font-size="10pt" style:font-size-asian="10pt" style:font-name-complex="Courier New" style:font-size-complex="10pt"/>
    </style:style>
    <style:style style:name="T41" style:family="text"/>
    <style:style style:name="T42"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3"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907cm" draw:visible-area-height="4.47cm"/>
    </style:style>
    <style:style style:name="fr3"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9.567cm" draw:visible-area-height="6.473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048cm" draw:visible-area-height="4.729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307cm" draw:visible-area-height="6.316cm"/>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59"/>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Transaction Core Programmers Guide</text:text-input><text:bookmark-end text:name="docname"/></text:p>
      <text:p text:style-name="P5"><text:reference-mark-start text:name="docprefix"/>TX-PG<text:reference-mark-end text:name="docprefix"/>-<text:date style:data-style-name="N30" text:date-value="2008-12-09T18:35:23">12/9/08</text:date></text:p>
      <text:p text:style-name="arj-subtitle"/>
      <text:p text:style-name="arj-subtitle"/>
      <text:p text:style-name="arj-subtitle"/>
      <text:p text:style-name="arj-subtitle"/>
      <text:p text:style-name="arj-subtitle"/>
      <text:p text:style-name="P24"/>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D1EF4400.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8-12-09T18:35:23">2008</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9"><text:line-break/>About This Guide<text:tab/>6</text:p>
          <text:p text:style-name="P40">What This Guide Contains<text:tab/>6</text:p>
          <text:p text:style-name="P40">Audience<text:tab/>6</text:p>
          <text:p text:style-name="P40">Prerequisites<text:tab/>6</text:p>
          <text:p text:style-name="P40">Organization<text:tab/>6</text:p>
          <text:p text:style-name="P40">Documentation Conventions<text:tab/>7</text:p>
          <text:p text:style-name="P40">Additional Documentation<text:tab/>7</text:p>
          <text:p text:style-name="P40">Contacting Us<text:tab/>8</text:p>
          <text:p text:style-name="P39">Overview<text:tab/>9</text:p>
          <text:p text:style-name="P40">Introduction<text:tab/>9</text:p>
          <text:p text:style-name="P40">TxCore – the transaction engine<text:tab/>9</text:p>
          <text:p text:style-name="P40">Saving object states<text:tab/>10</text:p>
          <text:p text:style-name="P40">The object store<text:tab/>10</text:p>
          <text:p text:style-name="P40">Recovery and persistence<text:tab/>11</text:p>
          <text:p text:style-name="P40">The life-cycle of a Transactional Object for Java <text:tab/>12</text:p>
          <text:p text:style-name="P40">The concurrency controller<text:tab/>13</text:p>
          <text:p text:style-name="P40">The transaction protocol engine<text:tab/>14</text:p>
          <text:p text:style-name="P40">Example<text:tab/>14</text:p>
          <text:p text:style-name="P40">The class hierarchy<text:tab/>15</text:p>
          <text:p text:style-name="P39">Using TxCore<text:tab/>18</text:p>
          <text:p text:style-name="P40">Introduction<text:tab/>18</text:p>
          <text:p text:style-name="P40">State management<text:tab/>18</text:p>
          <text:p text:style-name="P40">Object states<text:tab/>18</text:p>
          <text:p text:style-name="P40">The object store<text:tab/>20</text:p>
          <text:p text:style-name="P40">Selecting an object store implementation<text:tab/>21</text:p>
          <text:p text:style-name="P40">StateManager<text:tab/>21</text:p>
          <text:p text:style-name="P40">Example<text:tab/>26</text:p>
          <text:p text:style-name="P40">Lock management and concurrency control<text:tab/>27</text:p>
          <text:p text:style-name="P40">Selecting a lock store implementation<text:tab/>28</text:p>
          <text:p text:style-name="P40">LockManager<text:tab/>28</text:p>
          <text:p text:style-name="P40">Locking policy<text:tab/>30</text:p>
          <text:p text:style-name="P40">Object construction and destruction<text:tab/>31</text:p>
          <text:p text:style-name="P39">General transaction issues<text:tab/>33</text:p>
          <text:p text:style-name="P40">Advanced transaction issues with TxCore<text:tab/>33</text:p>
          <text:p text:style-name="P40">Checking transactions<text:tab/>33</text:p>
          <text:p text:style-name="P40">Statistics gathering<text:tab/>34</text:p>
          <text:p text:style-name="P40">Last resource commit optimisation<text:tab/>35</text:p>
          <text:p text:style-name="P40">Nested transactions<text:tab/>36</text:p>
          <text:p text:style-name="P40">Asynchronously committing a transaction<text:tab/>36</text:p>
          <text:p text:style-name="P40">Independent top-level transactions<text:tab/>37</text:p>
          <text:p text:style-name="P40">Transactions within save_state and restore_state<text:tab/>37</text:p>
          <text:p text:style-name="P40">Example<text:tab/>38</text:p>
          <text:p text:style-name="P40">Garbage collecting objects<text:tab/>38</text:p>
          <text:p text:style-name="P40">Transaction timeouts<text:tab/>39</text:p>
          <text:p text:style-name="P39">Hints and tips<text:tab/>40</text:p>
          <text:p text:style-name="P40">General<text:tab/>40</text:p>
          <text:p text:style-name="P40">Using transactions in constructors<text:tab/>40</text:p>
          <text:p text:style-name="P40">More on save_state and restore_state<text:tab/>41</text:p>
          <text:p text:style-name="P40">Direct use of StateManager<text:tab/>42</text:p>
          <text:p text:style-name="P39">Tools<text:tab/>43</text:p>
          <text:p text:style-name="P40">Introduction<text:tab/>43</text:p>
          <text:p text:style-name="P40">Starting the Transaction Service tools<text:tab/>43</text:p>
          <text:p text:style-name="P40">Using the Performance Tool<text:tab/>45</text:p>
          <text:p text:style-name="P40">Using the JMX Browser<text:tab/>46</text:p>
          <text:p text:style-name="P40">Using Attributes and Operations<text:tab/>47</text:p>
          <text:p text:style-name="P40">Using the Object Store Browser<text:tab/>50</text:p>
          <text:p text:style-name="P40">Object State Viewers (OSV)<text:tab/>51</text:p>
          <text:p text:style-name="P41">Writing an OSV<text:tab/>51</text:p>
          <text:p text:style-name="P39">Constructing a Transactional Objects for Java application<text:tab/>56</text:p>
          <text:p text:style-name="P40">Application construction<text:tab/>56</text:p>
          <text:p text:style-name="P40">Queue description<text:tab/>56</text:p>
          <text:p text:style-name="P40">Constructors and destructors<text:tab/>57</text:p>
          <text:p text:style-name="P40">save_state, restore_state and type<text:tab/>58</text:p>
          <text:p text:style-name="P40">enqueue/dequeue operations<text:tab/>59</text:p>
          <text:p text:style-name="P40">queueSize<text:tab/>60</text:p>
          <text:p text:style-name="P40">inspectValue/setValue operations<text:tab/>60</text:p>
          <text:p text:style-name="P40">The client<text:tab/>61</text:p>
          <text:p text:style-name="P40">Comments<text:tab/>62</text:p>
          <text:p text:style-name="P39">Configuration options<text:tab/>63</text:p>
          <text:p text:style-name="P40">Options<text:tab/>63</text:p>
          <text:p text:style-name="P39">Object store implementations<text:tab/>65</text:p>
          <text:p text:style-name="P40">The ObjectStore<text:tab/>65</text:p>
          <text:p text:style-name="P40">Persistent object stores<text:tab/>66</text:p>
          <text:p text:style-name="P39">Class definitions<text:tab/>71</text:p>
          <text:p text:style-name="P40">Class library<text:tab/>71</text:p>
          <text:p text:style-name="P40">LockManager<text:tab/>71</text:p>
          <text:p text:style-name="P40">StateManager<text:tab/>72</text:p>
          <text:p text:style-name="P40">Input/OutputObjectState<text:tab/>72</text:p>
          <text:p text:style-name="P40">Input/OutputBuffer<text:tab/>73</text:p>
          <text:p text:style-name="P40">Uid<text:tab/>74</text:p>
          <text:p text:style-name="P40">AtomicAction<text:tab/>74</text:p>
          <text:p text:style-name="P39">Index<text:tab/>75</text:p>
        </text:index-body>
      </text:table-of-content>
      <text:p text:style-name="P42"/>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4.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4.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32">This guide assumes a basic familiarity with Java service development and object-oriented programming. A fundamental level of understanding in the following areas will also be useful:</text:p>
      <text:list text:style-name="WW8Num21">
        <text:list-item>
          <text:p text:style-name="P20">General understanding of the APIs, components, and objects that are present in Java applications.</text:p>
        </text:list-item>
        <text:list-item>
          <text:p text:style-name="P20">A general understanding of the Windows and UNIX operating systems.</text:p>
        </text:list-item>
      </text:list>
      <text:p text:style-name="arj-heading1">Organization</text:p>
      <text:p text:style-name="arj-paragraph">This guide contains the following chapters:</text:p>
      <text:list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4.0</text:bookmark-ref><text:span text:style-name="T2"> </text:span>documentation set:</text:p>
      <text:list text:style-name="WW8Num21">
        <text:list-item text:start-value="1">
          <text:p text:style-name="arj-bullet"><text:span text:style-name="T2"><text:bookmark-ref text:reference-format="text" text:ref-name="prodname">JBoss Transactions 4.4.0</text:bookmark-ref></text:span><text:span text:style-name="T2"> </text:span><text:span text:style-name="arj-emphasis">Release Notes</text:span>: <text:s/>Provides late-breaking information about <text:bookmark-ref text:reference-format="text" text:ref-name="prodname">JBoss Transactions 4.4.0</text:bookmark-ref><text:span text:style-name="T2">.</text:span></text:p>
        </text:list-item>
        <text:list-item>
          <text:p text:style-name="arj-bullet"><text:span text:style-name="T2"><text:bookmark-ref text:reference-format="text" text:ref-name="prodname">JBoss Transactions 4.4.0</text:bookmark-ref></text:span><text:span text:style-name="T2"> </text:span><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4.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4.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4.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4.0</text:bookmark-ref><text:span text:style-name="T2"> </text:span>should be directed to our support team.</text:p>
      <text:h text:style-name="P58" text:outline-level="1"/>
      <text:p text:style-name="arj-chaptertitle"><text:bookmark-start text:name="chapter1"/><text:bookmark-start text:name="chapter"/>Overview<text:bookmark-end text:name="chapter1"/><text:bookmark-end text:name="chapter"/></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3"> com.arjuna.ats.txoj</text:span> and <text:span text:style-name="T13">com.arjuna.ats.arjuna</text:span> packages.</text:p>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984244097"/><text:bookmark-start text:name="_984244128"/><text:bookmark-start text:name="_985953515"/><text:bookmark-start text:name="_986581130"/><text:bookmark-start text:name="_1000887922"/><text:bookmark-start text:name="_1114339237"/><text:bookmark-start text:name="_1114343882"/><text:bookmark-start text:name="_1114346195"/><text:bookmark-start text:name="_1115917580"/><text:bookmark-start text:name="_1115918096"/><text:bookmark-start text:name="_1115918617"/><text:bookmark-start text:name="_1130932112"/><text:bookmark-start text:name="_1139997402"/><text:bookmark-start text:name="_1145695494"/><text:bookmark-start text:name="_1200749121"/><draw:frame draw:style-name="fr2" draw:name="Object1" text:anchor-type="as-char" svg:width="10.178cm" svg:height="4.867cm" draw:z-index="21"><draw:object-ole xlink:href="./Object 1" xlink:type="simple" xlink:show="embed" xlink:actuate="onLoad"/><draw:image xlink:href="./ObjectReplacements/Object 1" xlink:type="simple" xlink:show="embed" xlink:actuate="onLoad"/></draw:frame><text:bookmark-end text:name="_984244097"/><text:bookmark-end text:name="_984244128"/><text:bookmark-end text:name="_985953515"/><text:bookmark-end text:name="_986581130"/><text:bookmark-end text:name="_1000887922"/><text:bookmark-end text:name="_1114339237"/><text:bookmark-end text:name="_1114343882"/><text:bookmark-end text:name="_1114346195"/><text:bookmark-end text:name="_1115917580"/><text:bookmark-end text:name="_1115918096"/><text:bookmark-end text:name="_1115918617"/><text:bookmark-end text:name="_1130932112"/><text:bookmark-end text:name="_1139997402"/><text:bookmark-end text:name="_1145695494"/><text:bookmark-end text:name="_1200749121"/></text:p>
      <text:p text:style-name="arj-cap"><text:bookmark-start text:name="_Ref71954036"/><text:bookmark-start text:name="_Ref453649425"/><text:bookmark-start text:name="_Ref42176522"/>Figure<text:bookmark-end text:name="_Ref453649425"/><text:bookmark-end text:name="_Ref42176522"/>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0">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7">pack</text:span> <text:span text:style-name="T17">(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3">Uid</text:span> class), when they are created, and this is used to identify them within the object store. States are read using the <text:span text:style-name="T13">read_committed</text:span><text:span text:style-name="T17"> </text:span>operation and written by the <text:span text:style-name="T13">write_(un)committed</text:span> operations.</text:p>
      <text:p text:style-name="arj-heading2">Recovery and persistence</text:p>
      <text:p text:style-name="arj-paragraph"><text:alphabetical-index-mark text:string-value="StateManager"/>At the root of the class hierarchy is the class <text:span text:style-name="T13">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3">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3">StateManager</text:span> will invoke the operations <text:alphabetical-index-mark text:string-value="save_state"/><text:span text:style-name="T13">save_state</text:span><text:span text:style-name="T17"> </text:span>(while performing <text:span text:style-name="T13">deactivate</text:span>), and <text:span text:style-name="T13">restore_state</text:span><text:span text:style-name="T17"> </text:span>(while performing<text:span text:style-name="T17"> </text:span><text:span text:style-name="T13">activate</text:span>) at various points during the execution of the application. These operations <text:span text:style-name="T8">must</text:span> be implemented by the programmer since <text:span text:style-name="T13">StateManager</text:span> cannot detect user level state changes. (We are examining the automatic generation of default <text:span text:style-name="T13">save_state</text:span> and <text:span text:style-name="T13">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3">save_state</text:span> implementation for a class <text:span text:style-name="T13">Example</text:span> that has integer member variables called <text:span text:style-name="T13">A</text:span>, <text:span text:style-name="T13">B</text:span> and <text:span text:style-name="T13">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 <text:s text:c="3"/>}<text:line-break/> <text:s text:c="3"/>catch (Exception e)<text:line-break/> <text:s text:c="3"/>{<text:line-break/> <text:s text:c="7"/>return false;<text:line-break/> <text:s text:c="3"/>}<text:line-break/><text:line-break/> <text:s text:c="3"/>return true;<text:line-break/>}</text:p>
      <text:list text:style-name="WW8Num14" text:continue-numbering="true">
        <text:list-item>
          <text:p text:style-name="arj-note"><text:alphabetical-index-mark text:string-value="save_state and restore_state" text:key1="Crash recovery"/>it is necessary for all <text:span text:style-name="T18">save_state</text:span> and <text:span text:style-name="T18">restore_state</text:span> methods to call <text:span text:style-name="T18">super.save_state </text:span>and <text:span text:style-name="T18">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36"><text:bookmark-start text:name="_1001250224"/><text:bookmark-start text:name="_1001250236"/><text:bookmark-start text:name="_1029261330"/><text:bookmark-start text:name="_1029261366"/><text:bookmark-start text:name="_1029261397"/><text:bookmark-start text:name="_1114339239"/><text:bookmark-start text:name="_1114343883"/><text:bookmark-start text:name="_1114346196"/><text:bookmark-start text:name="_1115917581"/><text:bookmark-start text:name="_1115918097"/><text:bookmark-start text:name="_1115918618"/><text:bookmark-start text:name="_1130932113"/><text:bookmark-start text:name="_1139997404"/><text:bookmark-start text:name="_1145695495"/><text:bookmark-start text:name="_1200749123"/><draw:frame draw:style-name="fr3" draw:name="Object2" text:anchor-type="as-char" svg:width="14.547cm" svg:height="10.509cm" draw:z-index="1"><draw:object-ole xlink:href="./Object 2" xlink:type="simple" xlink:show="embed" xlink:actuate="onLoad"/><draw:image xlink:href="./ObjectReplacements/Object 2" xlink:type="simple" xlink:show="embed" xlink:actuate="onLoad"/></draw:frame><text:bookmark-end text:name="_1001250224"/><text:bookmark-end text:name="_1001250236"/><text:bookmark-end text:name="_1029261330"/><text:bookmark-end text:name="_1029261366"/><text:bookmark-end text:name="_1029261397"/><text:bookmark-end text:name="_1114339239"/><text:bookmark-end text:name="_1114343883"/><text:bookmark-end text:name="_1114346196"/><text:bookmark-end text:name="_1115917581"/><text:bookmark-end text:name="_1115918097"/><text:bookmark-end text:name="_1115918618"/><text:bookmark-end text:name="_1130932113"/><text:bookmark-end text:name="_1139997404"/><text:bookmark-end text:name="_1145695495"/><text:bookmark-end text:name="_1200749123"/></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text:style-name="WW8Num14" text:continue-numbering="true">
        <text:list-item>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As with <text:span text:style-name="T13">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3">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3">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3">StateManager</text:span> cannot determine if an operation modifies an object, <text:span text:style-name="T13">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7"> </text:span><text:span text:style-name="T13">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text:span text:style-name="T13">LockManager</text:span> assumes that the setting of a write lock implies that the invoking operation must be about to modify the object. This may in turn cause recovery information to be saved if the object is recoverable. In a similar fashion, successful lock acquisition causes <text:span text:style-name="T13">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1">AtomicAction</text:span> class, which uses <text:span text:style-name="T11">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text:style-name="WW8Num14" text:continue-numbering="true">
        <text:list-item>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text:style-name="WW8Num16">
        <text:list-item>
          <text:p text:style-name="P17">Creation of bindings to persistent objects; this could involve the creation of stub objects and a call to remote objects. In the above example we re-bind to an existing persistent object identified by <text:span text:style-name="T12">Name-A</text:span>, and a new persistent object. A naming system for remote objects maintains the mapping between object names and locations and is described in a later chapter.</text:p>
        </text:list-item>
        <text:list-item>
          <text:p text:style-name="P14">Start of the atomic transaction.</text:p>
        </text:list-item>
        <text:list-item>
          <text:p text:style-name="P14">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14">Commit of the top-level action. This includes updating of the state of any modified objects in the object store.</text:p>
        </text:list-item>
        <text:list-item>
          <text:p text:style-name="P10">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3">LockManager</text:span>, <text:span text:style-name="T13">Lock</text:span> and <text:span text:style-name="T13">AtomicAction</text:span>. Other classes important to a programmer are <text:span text:style-name="T13">Uid</text:span>, and <text:span text:style-name="T13">ObjectState</text:span>.</text:p>
      <text:p text:style-name="arj-paragraph">Most <text:span text:style-name="T8">TxCore</text:span> classes are derived from the base class <text:span text:style-name="T13">StateManager</text:span>, which provides primitive facilities necessary for managing persistent and recoverable objects. These facilities include support for the activation and de-activation of objects, and state-based object recovery. The class <text:span text:style-name="T13">LockManager</text:span> uses the facilities of <text:span text:style-name="T13">StateManager</text:span> and <text:span text:style-name="T13">Lock</text:span> to provide the concurrency control (two-phase locking in the current implementation) required for implementing the serialisability property of atomic actions. The implementation of atomic action facilities is supported by <text:span text:style-name="T13">AtomicAction</text:span> and <text:span text:style-name="T13">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3">setlock</text:span> operation of the concurrency controller:</text:p>
      <text:p text:style-name="P15">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3">setlock</text:span>, <text:alphabetical-index-mark text:string-value="setlock"/>provided by the <text:span text:style-name="T13">LockManager</text:span> class, performs the following functions in this case:</text:p>
      <text:list text:style-name="WW8Num16">
        <text:list-item text:start-value="1">
          <text:p text:style-name="P2">Check write lock compatibility with the currently held locks, and if allowed:</text:p>
        </text:list-item>
        <text:list-item>
          <text:p text:style-name="P3">Call the <text:span text:style-name="T13">StateManager</text:span> operation <text:span text:style-name="T13">activate</text:span> that will load, if not done already, the latest persistent state of <text:span text:style-name="T13">O</text:span> from the object store. Then call the <text:span text:style-name="T13">StateManager </text:span>operation <text:span text:style-name="T13">modified</text:span> which has the effect of creating an instance of either <text:span text:style-name="T13">RecoveryRecord</text:span> or <text:span text:style-name="T13">PersistenceRecord</text:span> for <text:span text:style-name="T13">O</text:span> depending upon whether <text:span text:style-name="T13">O</text:span> was persistent or not (the Lock is a <text:span text:style-name="T13">WRITE</text:span> lock so the old state of the object must be retained prior to modification) and inserting it into the <text:span text:style-name="T13">RecordList</text:span> of <text:span text:style-name="T13">Trans</text:span>.</text:p>
        </text:list-item>
        <text:list-item>
          <text:p text:style-name="P1">Create and insert a <text:span text:style-name="T13">LockRecord</text:span> instance in the <text:span text:style-name="T13">RecordList</text:span> of <text:span text:style-name="T13">Trans</text:span>.</text:p>
        </text:list-item>
      </text:list>
      <text:p text:style-name="arj-paragraph">Now suppose that action <text:span text:style-name="T13">Trans</text:span> is aborted sometime after the lock has been acquired. Then the <text:span text:style-name="T13">rollback</text:span> operation of <text:span text:style-name="T13">AtomicAction</text:span> will process the <text:span text:style-name="T13">RecordList</text:span> instance associated with <text:span text:style-name="T13">Trans</text:span> by invoking an appropriate <text:span text:style-name="T13">Abort</text:span> operation on the various records. The implementation of this operation by the <text:span text:style-name="T13">LockRecord</text:span> class will release the <text:span text:style-name="T13">WRITE</text:span> lock while that of <text:span text:style-name="T13">RecoveryRecord/PersistenceRecord </text:span><text:s/>will restore the prior state of <text:span text:style-name="T13">O</text:span>.</text:p>
      <text:p text:style-name="arj-paragraph">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3">Input/OutputObjectState</text:span> and <text:span text:style-name="T13">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3">Input/OutputBuffer</text:span> class maintains an internal array into which instances of the standard Java types can be contiguously packed (unpacked) using the <text:span text:style-name="T13">pack</text:span> <text:span text:style-name="T13">(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1"><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3">Input/OutputObjectState</text:span> provides all the functionality of<text:span text:style-name="T13"> Input/OutputBuffer</text:span> (through inheritance) but adds two additional instance variables that signify the <text:span text:style-name="T13">Uid</text:span> and <text:span text:style-name="T13">type</text:span> of the object for which the <text:span text:style-name="T13">Input/OutputObjectState</text:span> instance is a compressed image. These are used when accessing the object store during storage and retrieval of the object state.</text:p>
      <text:p text:style-name="arj-heading2"><text:bookmark-start text:name="_Ref465573103"/>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text:style-name="WW8Num14" text:continue-numbering="true">
        <text:list-item>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3">Input/OutputObjectState</text:span>. These instances are named by the <text:span text:style-name="T13">Uid</text:span> and <text:span text:style-name="T13">Type</text:span> of the object that they represent. States are read using the <text:span text:style-name="T13">read_committed </text:span>operation and written by the system using the <text:span text:style-name="T13">write_uncommitted</text:span> operation. Under normal operation new object states do not overwrite old object states but are written to the store as <text:span text:style-name="T8">shadow copies</text:span>. These shadows replace the original only when the <text:span text:style-name="T13">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4">com.arjuna.ats.arjuna.objectstore.objectStoreSync</text:span><text:alphabetical-index-mark text:string-value="com.arjuna.ats.arjuna.objectstore.objectStoreSync" text:key1="Property variables"/><text:span text:style-name="T14"/> variable to <text:span text:style-name="T13">OFF</text:span>.</text:p>
      <text:p text:style-name="arj-heading2"><text:bookmark-start text:name="_Ref467992885"/>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text:span text:style-name="T20">com.arjuna.ats.arjuna.objectstore.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3">StateManager </text:span>manages the state of an object and provides all of the basic support mechanisms required by an object for state management purposes. <text:span text:style-name="T13">StateManager</text:span> is responsible for creating and registering appropriate resources concerned with the persistence and recovery of the transactional object. If a transaction is nested, then <text:span text:style-name="T13">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3">StateManager</text:span> will attempt to generate and maintain appropriate recovery information for the object (as instances of the class <text:span text:style-name="T13">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ObjectName attr);<text:line-break/>protected StateManager (Uid uid);<text:line-break/>protected StateManager (Uid uid, ObjectName attr);<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3">StateManager</text:span> will invoke the operations <text:span text:style-name="T13">save_state </text:span>(while performing <text:span text:style-name="T13">deactivation), restore_state </text:span>(while performing<text:span text:style-name="T13"> activate</text:span>) and <text:span text:style-name="T13">type</text:span> at various points during the execution of the application. These operations <text:span text:style-name="T8">must</text:span> be implemented by the programmer since <text:span text:style-name="T13">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3">Input/OutputObjectState</text:span> make the writing of these routines fairly simple. For example, the <text:span text:style-name="T13">save_state</text:span> implementation for a class <text:span text:style-name="T13">Example</text:span> that had member variables called <text:span text:style-name="T13">A</text:span>, <text:span text:style-name="T13">B</text:span> and <text:span text:style-name="T13">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list text:style-name="WW8Num14" text:continue-numbering="true">
        <text:list-item>
          <text:p text:style-name="arj-note">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3">get_uid</text:span> operation of <text:span text:style-name="T13">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3">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3">StateManager</text:span> effectively combines the management of these two properties into a single mechanism. That is, it uses instances of the class <text:span text:style-name="T13">Input/OutputObjectState</text:span> both for recovery and persistence purposes. An additional argument passed to the <text:span text:style-name="T13">save_state</text:span> and <text:span text:style-name="T13">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36"><text:bookmark-start text:name="_990515341"/><text:bookmark-start text:name="_1114339240"/><text:bookmark-start text:name="_1114343884"/><text:bookmark-start text:name="_1114346197"/><text:bookmark-start text:name="_1115917582"/><text:bookmark-start text:name="_1115918098"/><text:bookmark-start text:name="_1115918619"/><text:bookmark-start text:name="_1130932114"/><text:bookmark-start text:name="_1139997405"/><text:bookmark-start text:name="_1145695496"/><text:bookmark-start text:name="_1200749124"/><draw:frame draw:style-name="fr4" draw:name="Object3" text:anchor-type="as-char" svg:width="10.866cm" svg:height="6.83cm" draw:z-index="2"><draw:object-ole xlink:href="./Object 3" xlink:type="simple" xlink:show="embed" xlink:actuate="onLoad"/><draw:image xlink:href="./ObjectReplacements/Object 3" xlink:type="simple" xlink:show="embed" xlink:actuate="onLoad"/></draw:frame><text:bookmark-end text:name="_990515341"/><text:bookmark-end text:name="_1114339240"/><text:bookmark-end text:name="_1114343884"/><text:bookmark-end text:name="_1114346197"/><text:bookmark-end text:name="_1115917582"/><text:bookmark-end text:name="_1115918098"/><text:bookmark-end text:name="_1115918619"/><text:bookmark-end text:name="_1130932114"/><text:bookmark-end text:name="_1139997405"/><text:bookmark-end text:name="_1145695496"/><text:bookmark-end text:name="_1200749124"/></text:p>
      <text:p text:style-name="arj-cap">Figure 4<text:tab/>SINGLE object model.</text:p>
      <text:list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36"><text:bookmark-start text:name="_990515354"/><text:bookmark-start text:name="_1114339241"/><text:bookmark-start text:name="_1114343885"/><text:bookmark-start text:name="_1114346198"/><text:bookmark-start text:name="_1115917583"/><text:bookmark-start text:name="_1115918099"/><text:bookmark-start text:name="_1115918620"/><text:bookmark-start text:name="_1130932115"/><text:bookmark-start text:name="_1139997406"/><text:bookmark-start text:name="_1145695497"/><text:bookmark-start text:name="_1200749125"/><draw:frame draw:style-name="fr5" draw:name="Object4" text:anchor-type="as-char" svg:width="10.62cm" svg:height="8.805cm" draw:z-index="3"><draw:object-ole xlink:href="./Object 4" xlink:type="simple" xlink:show="embed" xlink:actuate="onLoad"/><draw:image xlink:href="./ObjectReplacements/Object 4" xlink:type="simple" xlink:show="embed" xlink:actuate="onLoad"/></draw:frame><text:bookmark-end text:name="_990515354"/><text:bookmark-end text:name="_1114339241"/><text:bookmark-end text:name="_1114343885"/><text:bookmark-end text:name="_1114346198"/><text:bookmark-end text:name="_1115917583"/><text:bookmark-end text:name="_1115918099"/><text:bookmark-end text:name="_1115918620"/><text:bookmark-end text:name="_1130932115"/><text:bookmark-end text:name="_1139997406"/><text:bookmark-end text:name="_1145695497"/><text:bookmark-end text:name="_1200749125"/></text:p>
      <text:p text:style-name="arj-cap">Figure 5<text:tab/>MULTIPLE object model.</text:p>
      <text:p text:style-name="arj-paragraph">The default model is SINGLE. The programmer can override this on a per object basis by providing an appropriate instance of the <text:span text:style-name="T14">com.arjuna.ats.arjuna.gandiva.ObjectName</text:span> class at object construction.</text:p>
      <text:list text:style-name="WW8Num14" text:continue-numbering="true">
        <text:list-item>
          <text:p text:style-name="arj-note">The model can be changed between each successive instantiation of the object, i.e., it need not be the same during the object’s lifetime.</text:p>
        </text:list-item>
      </text:list>
      <text:p text:style-name="arj-paragraph">To provide a suitable <text:span text:style-name="T13">ObjectName</text:span> class, it is necessary to perform the following steps:</text:p>
      <text:list text:style-name="WW8Num21">
        <text:list-item text:start-value="1">
          <text:p text:style-name="arj-bullet">create a new instance of ObjectName.</text:p>
        </text:list-item>
        <text:list-item>
          <text:p text:style-name="arj-bullet">set the object model attribute using the <text:span text:style-name="T20">com.arjuna.ats.arjuna.ArjunaNames.StateManager_objectModel</text:span>() name.</text:p>
        </text:list-item>
      </text:list>
      <text:p text:style-name="arj-paragraph">For example:</text:p>
      <text:p text:style-name="arj-code">{<text:line-break/> <text:s text:c="3"/>ObjectName attr = new ObjectName(“SNS:myObjectName”);<text:line-break/><text:line-break/> <text:s text:c="3"/>attr.setLongAttribute(ArjunaNames.StateManager_objectModel(),<text:line-break/> <text:s text:c="25"/>ObjectModel.SINGLE);<text:line-break/><text:line-break/> <text:s text:c="3"/>AtomicObject obj = new AtomicObject(ObjectType.ANDPERSISTENT, attr);<text:line-break/>}</text:p>
      <text:p text:style-name="arj-heading3">Summary</text:p>
      <text:p text:style-name="arj-paragraph">In summary, the <text:span text:style-name="T8">TxCore </text:span>class <text:span text:style-name="T13">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3">save_state</text:span>, <text:span text:style-name="T13">restore_state</text:span>, and <text:span text:style-name="T13">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3">ObjectType</text:span> parameter indicates the reason that <text:span text:style-name="T13">save_state</text:span> was invoked by <text:span text:style-name="T8">TxCore</text:span>. This enables the programmer to save different pieces of information into the <text:span text:style-name="T13">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3">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4">save_state</text:span> methods to call <text:span text:style-name="T14">super.save_state</text:span>.</text:p>
      <text:list text:style-name="WW8Num14" text:continue-numbering="true">
        <text:list-item>
          <text:p text:style-name="arj-note"><text:span text:style-name="T12">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4">restore_state</text:span> methods to call <text:span text:style-name="T14">super.restore_state</text:span>.</text:p>
      <text:p text:style-name="P38">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3"> “/StateManager/LockManager/Object”</text:span>.</text:p>
      <text:list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3">Array</text:span> class derived from the <text:span text:style-name="T13">StateManager</text:span> class (in this example, to illustrate saving and restoring of an object’s state, the <text:span text:style-name="T13">highestIndex</text:span> variable is used to keep track of the highest element of the array that has a non-zero value):</text:p>
      <text:p text:style-name="arj-code">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3">save_state</text:span>, <text:span text:style-name="T13">restore_state</text:span> and <text:span text:style-name="T13">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text:style-name="WW8Num14" text:continue-numbering="true">
        <text:list-item>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40">com.arjuna.ats.txoj.lockstore.</text:span><text:span text:style-name="T14">lockStoreType</text:span><text:alphabetical-index-mark text:string-value="com.arjuna.ats.txoj.lockstore.lockStoreType" text:key1="Property variables"/> property variable. Currently this can have one of the following values:</text:p>
      <text:list text:style-name="WW8Num21">
        <text:list-item text:start-value="1">
          <text:p text:style-name="arj-bullet"><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3">LockStore</text:span> directory within the <text:span text:style-name="T8">TxCore</text:span> installation directory. This can be overridden at runtime by setting the <text:span text:style-name="T14">com.arjuna.ats.txoj.lockstore.lockStoreDir</text:span><text:alphabetical-index-mark text:string-value="com.arjuna.ats.txoj.lockstore.lockStoreType" text:key1="Property variables"/><text:span text:style-name="T14"/> property variable accordingly, or placing the location within the CLASSPATH:</text:p>
        </text:list-item>
      </text:list>
      <text:p text:style-name="arj-code">java -D com.arjuna.ats.txoj.lockstore.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4">etc</text:span> directory of the installation.</text:p>
      <text:p text:style-name="arj-heading2">LockManag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3">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3">StateManager</text:span> cannot determine if an operation modifies an object, <text:span text:style-name="T13">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3"> 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if a request to set a write lock is granted, then <text:span text:style-name="T13">LockManager</text:span> invokes <text:span text:style-name="T13">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3">activate</text:span> to be invoked.</text:p>
      <text:p text:style-name="arj-paragraph">Therefore, <text:span text:style-name="T13">LockManager</text:span> is directly responsible for activating/de-activating persistent objects, and registering <text:span text:style-name="T13">Resources</text:span> for managing concurrency control. By driving the <text:span text:style-name="T13">StateManager</text:span> class, it is also responsible for registering <text:span text:style-name="T13">Resources</text:span> for persistent/recoverable state manipulation and object recovery. The application programmer simply sets appropriate locks, starts and ends transactions, and extends the <text:span text:style-name="T13">save_state</text:span> and<text:span text:style-name="T13"> restore_state</text:span> methods of <text:span text:style-name="T14">StateManager</text:span>.</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ObjectName attr);<text:line-break/>protected LockManager (Uid storeUid);<text:line-break/>protected LockManager (Uid storeUid, int ObjectType, ObjectName attr);<text:line-break/><text:tab/>. . .<text:line-break/>};</text:p>
      <text:p text:style-name="arj-paragraph">The <text:alphabetical-index-mark text:string-value="setlock" text:key1="LockManager"/><text:span text:style-name="T13">setlock</text:span> operation must be parameterised with the type of lock required (<text:span text:style-name="T13">READ</text:span> / <text:span text:style-name="T13">WRITE</text:span>), and the number of retries to acquire the lock before giving up. If a lock conflict occurs, one of the following scenarios will take place:</text:p>
      <text:p text:style-name="arj-paragraph">If the retry value is equal to <text:span text:style-name="T14">LockManager.waitTotalTimeout</text:span>, then the thread which called <text:span text:style-name="T14">setlock</text:span> will be blocked until the lock is released, or the total timeout specified has elapsed, and in which <text:span text:style-name="T14">REFUSED</text:span> will be returned.</text:p>
      <text:p text:style-name="arj-paragraph">If the lock cannot be obtained initially then <text:span text:style-name="T14">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3">setlock</text:span> operation will return the value <text:span text:style-name="T13">GRANTED</text:span>, otherwise the value <text:span text:style-name="T13">REFUSED</text:span> is returned. It is the responsibility of the programmer to ensure that the remainder of the code for an operation is only executed if a lock request is granted. Below are examples of the use of the <text:span text:style-name="T13">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3">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3">Lock</text:span> which is also derived from <text:span text:style-name="T13">StateManager</text:span> so that locks may be made persistent if required and can also be named in a simple fashion). Furthermore, <text:span text:style-name="T13">LockManager</text:span> deliberately has no knowledge of the semantics of the actual policy by which lock requests are granted. <text:s/>Such information is maintained by the actual <text:span text:style-name="T13">Lock</text:span> class instances which provide operations (the <text:span text:style-name="T13">conflictsWith</text:span> operation) by which <text:span text:style-name="T13">LockManager</text:span> can determine if two locks conflict or not. This separation is important in that it allows the programmer to derive new lock types from the basic <text:span text:style-name="T13">Lock</text:span> class and by 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he <text:span text:style-name="T13">Lock</text:span> class provides a <text:span text:style-name="T13">modifiesObject</text:span> operation which <text:span text:style-name="T13">LockManager</text:span> uses to determine if granting this locking request requires a call on <text:span text:style-name="T13">modified</text:span>. This operation is provided so that locking modes other than simple read and write can be supported. The supplied <text:span text:style-name="T13">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3">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ObjectName attr):</text:p>
      <text:p text:style-name="arj-paragraph">As above, this constructor allows the creation of <text:span text:style-name="T8">new</text:span> objects, that is, no prior state is assumed to exist. The <text:span text:style-name="T13">ObjectType</text:span> parameter determines whether an object is simply recoverable (indicated by <text:span text:style-name="T13">RECOVERABLE</text:span>); recoverable and persistent (indicated by <text:span text:style-name="T13">ANDPERSISTENT</text:span>) or neither (<text:span text:style-name="T13">NEITHER</text:span>). If an object is marked as being persistent then the state of the object will be stored in one of the object stores. The <text:span text:style-name="T13">shared</text:span> parameter only has meaning if <text:span text:style-name="T13">ot</text:span> is <text:span text:style-name="T13">RECOVERABLE</text:span>; if <text:span text:style-name="T13">attr</text:span> is not null and the object model is <text:span text:style-name="T13">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text:p>
      <text:p text:style-name="arj-small-header">LockManager(Uid objUid, ObjectName attr):</text:p>
      <text:p text:style-name="arj-paragraph">As above, 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 If the <text:span text:style-name="T13">attr</text:span> parameter is not null, and the object model is <text:span text:style-name="T13">SINGLE</text:span> (the default behaviour), then the object will not be reactivated at the start of each top-level transaction.</text:p>
      <text:p text:style-name="arj-paragraph">The destructor of a programmer-defined class <text:span text:style-name="T8">must</text:span> invoke the inherited operation <text:alphabetical-index-mark text:string-value="terminate" text:key1="StateManager"/><text:span text:style-name="T13">terminate</text:span> to inform the state management mechanism that the object is about to be destroyed otherwise unpredictable results may occur.</text:p>
      <text:p text:style-name="arj-paragraph">Because <text:span text:style-name="T13">LockManager</text:span> inherits from <text:span text:style-name="T13">StateManager</text:span>, it will pass any supplied <text:span text:style-name="T13">ObjectName</text:span> instance to the <text:span text:style-name="T13">StateManager</text:span> class. As such, it is possible to set the StateManager object model as described earlie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5">com.arjuna.ats.arjuna.coordinator.</text:span><text:alphabetical-index-mark text:string-value="CheckedAction class"/><text:span text:style-name="T15"/><text:span text:style-name="T15">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text:style-name="WW8Num21">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h text:style-name="P23"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4">com.arjuna.ats.arjuna.coordinator.enableStatistics</text:span> <text:alphabetical-index-mark text:string-value="com.arjuna.ats.arjuna.coordinator.enableStatistics" text:key1="Property variables"/>property variable to <text:span text:style-name="T14">YES</text:span>, the transaction service will maintain information about the number of transactions created, and their outcomes. This information can be obtained during the execution of a transactional application via the <text:span text:style-name="T14">com.arjuna.TxCore.Atomic.TxStats</text:span> class:</text:p>
      <text:p text:style-name="arj-code"><text:span text:style-name="T24">public</text:span><text:span text:style-name="T25"> </text:span><text:span text:style-name="T24">class</text:span><text:span text:style-name="T25"> TxStats</text:span><text:span text:style-name="T24"><text:line-break/></text:span><text:span text:style-name="T25">{</text:span><text:span text:style-name="T24"><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top</text:span><text:span text:style-name="T28">-</text:span><text:span text:style-name="T26">level</text:span><text:span text:style-name="T25"> </text:span><text:span text:style-name="T26">and</text:span><text:span text:style-name="T25"> </text:span><text:span text:style-name="T26">nested)</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nested</text:span><text:span text:style-name="T25"> </text:span><text:span text:style-name="T26">(sub)</text:span><text:span text:style-name="T25"> </text:span><text:span text:style-name="T26">transactions</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Nested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which</text:span><text:span text:style-name="T25"> </text:span><text:span text:style-name="T26">have</text:span><text:span text:style-name="T25"> </text:span><text:span text:style-name="T26">terminated</text:span><text:span text:style-name="T25"> </text:span><text:span text:style-name="T26">with</text:span><text:span text:style-name="T25"> </text:span><text:span text:style-name="T26">heuristic</text:span><text:span text:style-name="T24"><text:line-break/></text:span><text:span text:style-name="T25"><text:tab/> </text:span><text:span text:style-name="T26">*</text:span><text:span text:style-name="T25"> <text:s text:c="8"/></text:span><text:span text:style-name="T26">outcomes.</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Heuristics();</text:span></text:p>
      <text:p text:style-name="arj-code"><text:span text:style-name="T24"><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number</text:span><text:span text:style-name="T24"> </text:span><text:span text:style-name="T26">of</text:span><text:span text:style-name="T24"> </text:span><text:span text:style-name="T26">committed</text:span><text:span text:style-name="T24"> </text:span><text:span text:style-name="T26">transactions.</text:span><text:span text:style-name="T24"><text:line-break/><text:tab/> </text:span><text:span text:style-name="T26">*/</text:span><text:span text:style-name="T24"><text:line-break/><text:line-break/><text:tab/>public static int numberOfCommittedTransactions();<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transactions</text:span><text:span text:style-name="T24"> </text:span><text:span text:style-name="T26">which</text:span><text:span text:style-name="T24"> </text:span><text:span text:style-name="T26">have</text:span><text:span text:style-name="T24"> </text:span><text:span text:style-name="T26">rolled</text:span><text:span text:style-name="T24"> </text:span><text:span text:style-name="T26">back.</text:span><text:span text:style-name="T24"><text:line-break/><text:tab/> </text:span><text:span text:style-name="T26">*/</text:span><text:span text:style-name="T24"><text:line-break/><text:line-break/><text:tab/>public static int numberOfAbortedTransactions();<text:tab/><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inflight</text:span><text:span text:style-name="T24"> </text:span><text:span text:style-name="T26">(active)</text:span><text:span text:style-name="T24"> </text:span><text:span text:style-name="T26">transactions.</text:span><text:span text:style-name="T24"><text:line-break/><text:tab/> </text:span><text:span text:style-name="T26">*/</text:span><text:span text:style-name="T24"><text:tab/><text:line-break/><text:line-break/><text:tab/>public static int numberOfInflightTransactions ();</text:span><text:line-break/><text:line-break/> <text:s/><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otal</text:span><text:span text:style-name="T25"> </text:span><text:span text:style-name="T26">number</text:span><text:span text:style-name="T25"> </text:span><text:span text:style-name="T26">of</text:span><text:span text:style-name="T25"> </text:span><text:span text:style-name="T26">transactions rolled back due to timeout.</text:span><text:span text:style-name="T24"><text:line-break/></text:span><text:span text:style-name="T25"><text:tab/> </text:span><text:span text:style-name="T26">*/</text:span><text:span text:style-name="T25"><text:tab/></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TimedOutTransactions ();<text:line-break/><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 number of transactions rolled back by the application.</text:span><text:span text:style-name="T24"><text:line-break/></text:span><text:span text:style-name="T25"><text:tab/> </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ApplicationRollbacks ();</text:span><text:span text:style-name="T24"><text:line-break/><text:line-break/> <text:s/></text:span><text:span text:style-name="T26">/**</text:span><text:span text:style-name="T24"><text:line-break/> <text:s/></text:span><text:span text:style-name="T25"><text:s/></text:span><text:span text:style-name="T26">*</text:span><text:span text:style-name="T25"> </text:span><text:span text:style-name="T27">@return</text:span><text:span text:style-name="T25"> </text:span><text:span text:style-name="T26">number of transactions rolled back by participants.</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ResourceRollbacks ();<text:line-break/><text:line-break/> <text:s/></text:span><text:span text:style-name="T26">/**</text:span><text:span text:style-name="T24"><text:line-break/> <text:s/></text:span><text:span text:style-name="T25"><text:s/></text:span><text:span text:style-name="T26">*</text:span><text:span text:style-name="T25"> </text:span><text:span text:style-name="T27">Print the current information.</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void</text:span><text:span text:style-name="T25"> printStatus(java.io.PrintWriter pw);<text:line-break/>}</text:span></text:p>
      <text:p text:style-name="arj-paragraph">The class <text:span text:style-name="T13">ActionManager</text:span> gives further information about specific active transactions through the <text:span text:style-name="T13">getTimeAdded</text:span>, which returns the time (in milliseconds) when the transaction was created, and <text:span text:style-name="T13">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6">com.arjuna.ats.arjuna.coordinator.OnePhase</text:span><text:span text:style-name="T3"> interface and be registered with the transaction through the </text:span><text:span text:style-name="T16">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29"><text:tab/> <text:s text:c="3"/>boolean success = false;</text:p>
      <text:p text:style-name="P29"><text:s text:c="6"/>AtomicAction A = new AtomicAction();</text:p>
      <text:p text:style-name="P29"><text:s text:c="6"/>OnePhase opRes = new OnePhase(); <text:s/>// used OnePhase interface</text:p>
      <text:p text:style-name="P29"><text:tab/> <text:s text:c="3"/></text:p>
      <text:p text:style-name="P29"><text:s text:c="6"/>System.err.println("Starting top-level action.");</text:p>
      <text:p text:style-name="P29"/>
      <text:p text:style-name="arj-code"><text:span text:style-name="T6"><text:s text:c="6"/>A</text:span><text:span text:style-name="T6">.begin();</text:span></text:p>
      <text:p text:style-name="P29"><text:tab/> <text:s text:c="3"/>A.add(new LastResourceRecord(opRes));</text:p>
      <text:p text:style-name="P29"><text:tab/> <text:s text:c="3"/>A.add(new ShutdownRecord(ShutdownRecord.FAIL_IN_PREPARE));</text:p>
      <text:p text:style-name="P29"><text:tab/> <text:s text:c="3"/></text:p>
      <text:p text:style-name="P29"><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23"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text:style-name="WW8Num21">
        <text:list-item text:start-value="1">
          <text:p text:style-name="arj-bullet">In the case of many registered resources, the prepare operating can logically be invoked in parallel on each resource. The disadvantage is that if an “early” resource 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3"><text:s/>com.arjuna.ats.arjuna.coordinator.asyncPrepare</text:span> environment variable to <text:span text:style-name="T13">YES</text:span>, during the prepare phase a separate thread will be created for each registered participant within the transaction. By setting <text:span text:style-name="T13">com.arjuna.ats.arjuna.coordinator.asyncCommit</text:span> to <text:span text:style-name="T13">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1" draw:name="graphics2" text:anchor-type="as-char" svg:width="10.633cm" svg:height="6.055cm" draw:z-index="22"><draw:image xlink:href="Pictures/200000200000A73A00004CE588753B8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3">B</text:span> is nested within action <text:span text:style-name="T13">A</text:span>. Although atomic action <text:span text:style-name="T13">C</text:span> is logically nested within action <text:span text:style-name="T13">B</text:span> (it had its <text:span text:style-name="T13">Begin</text:span> operation invoked while <text:span text:style-name="T13">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3">TopLevelTransaction</text:span>. They are used in exactly the same way as other transactions.</text:p>
      <text:p text:style-name="arj-heading2">Transactions within <text:span text:style-name="T12">save_state</text:span> and <text:span text:style-name="T12">restore_state</text:span></text:p>
      <text:p text:style-name="arj-paragraph"><text:alphabetical-index-mark text:string-value="Use within save_state and restore_state" text:key1="Transactions"/>Caution must be exercised when writing the <text:span text:style-name="T13">save_state</text:span> and <text:span text:style-name="T13">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3">Array</text:span> example given previously, the <text:span text:style-name="T13">set</text:span> and <text:span text:style-name="T13">get</text:span> operations could be implemented as shown below.</text:p>
      <text:list text:style-name="WW8Num14" text:continue-numbering="true">
        <text:list-item>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3">AtomicAction</text:span> constructor. If a value of <text:span text:style-name="T13">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3">com.arjuna.ats.arjuna.coordinator.defaultTimeout</text:span>. Unless changed the default value is 60 seconds.</text:p>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text:span text:style-name="T29">com.arjuna.ats.arjuna.coordinator.txReaperMode </text:span>property from its default value of DYNAMIC to PERIODIC and set the interval between runs, in milliseconds, using the property <text:span text:style-name="T29">com.arjuna.ats.arjuna.coordinator.txReaperTimeout </text:span>The default interval in PERIODIC mode is 120000 milliseconds. <text:s/>Note that in earlier versions the PERIODIC mode was known as NORMAL and was the default behavior. The use of the configuration value NORMAL is deprecated and PERIODIC should be used instead if the old scheduling behavior is still required.</text:p>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pan text:style-name="T13">com.arjuna.ats.arjuna.coordinator.defaultTimeout </text:span>property variable when using ArjunaCore, ArjunaJTA or ArjunaJTS to the required timeout value in <text:span text:style-name="T8">seconds</text:span>.</text:p>
      <text:list text:style-name="WW8Num14" text:continue-numbering="true">
        <text:list-item>
          <text:p text:style-name="arj-note">As of JBossTS 4.5 transaction timeouts have been unified across all transaction components and are controlled by ArjunaCore.</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3">A</text:span>. <text:span text:style-name="T13">obj1</text:span> is a new object; <text:span text:style-name="T13">obj2</text:span> an old existing object. When the <text:span text:style-name="T13">remember</text:span> operation of <text:span text:style-name="T13">obj2</text:span> is invoked the object will be activated and the <text:span text:style-name="T13">Uid</text:span> of <text:span text:style-name="T13">obj1</text:span> remembered. Since this action commits the persistent state of <text:span text:style-name="T13">obj2</text:span> could now contain the <text:span text:style-name="T13">Uid</text:span> of <text:span text:style-name="T13">obj1</text:span>. However, the state of <text:span text:style-name="T13">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3">obj1</text:span> would have automatically been saved at the time it was constructed and this inconsistency could not arise.</text:p>
      <text:p text:style-name="arj-heading2">More on save_state and restore_state</text:p>
      <text:p text:style-name="arj-paragraph"><text:alphabetical-index-mark text:string-value="save_state"/><text:span text:style-name="T8">TxCore</text:span> may invoke the user-defined <text:span text:style-name="T13">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3">save_state</text:span> are correctly initialised.</text:p>
      <text:p text:style-name="arj-paragraph">Caution must be also exercised when writing the <text:span text:style-name="T13">save_state</text:span> and <text:span text:style-name="T13">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p text:style-name="arj-heading3">Packing objects</text:p>
      <text:p text:style-name="arj-paragraph"><text:alphabetical-index-mark text:string-value="Object serialisation"/>All of the basic types of Java (int, long, etc.) can be saved and restored from an <text:span text:style-name="T13">Input/OutputObjectState</text:span> instance by using the <text:span text:style-name="T13">pack</text:span> (and <text:span text:style-name="T13">unpack</text:span>) routines provided by <text:span text:style-name="T13">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3">s1</text:span> and <text:span text:style-name="T13">s2</text:span> point at the same string and a naive implementation of <text:span text:style-name="T13">save_state</text:span> could end up by copying the string twice. From a <text:span text:style-name="T13">save_state</text:span> perspective this is simply inefficient. However, it makes <text:span text:style-name="T13">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Direct use of StateManager</text:p>
      <text:p text:style-name="arj-paragraph"><text:alphabetical-index-mark text:string-value="direct use" text:key1="StateManager"/>The examples throughout this manual have always derived user classes from <text:span text:style-name="T13">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3">StateManager</text:span> is possible.</text:p>
      <text:p text:style-name="arj-paragraph">Classes derived directly from <text:span text:style-name="T13">StateManager</text:span> must make use of its state management mechanisms explicitly (these interactions are normally undertaken by <text:span text:style-name="T13">LockManager</text:span>). From a programmer's point of view this amounts to making appropriate use of the operations <text:span text:style-name="T13">activate</text:span>, <text:span text:style-name="T13">deactivate</text:span> and <text:span text:style-name="T13">modified</text:span>, since <text:span text:style-name="T13">StateManager's</text:span> constructors are effectively identical to those of <text:span text:style-name="T13">LockManager</text:span>.</text:p>
      <text:p text:style-name="arj-code">boolean activate ()<text:line-break/>boolean activate (String storeRoot)</text:p>
      <text:p text:style-name="arj-paragraph"><text:span text:style-name="T13">Activate</text:span> loads an object from the object store. The object’s UID must already have been set via the constructor and the object must exist in the store. If the object is successfully read then <text:span text:style-name="T13">restore_state</text:span> is called to build the object in memory. <text:span text:style-name="T13">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3">activate</text:span>. First calls <text:span text:style-name="T13">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3">deactivate</text:span>.</text:p>
      <text:h text:style-name="P19"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1" draw:name="graphics3" text:anchor-type="as-char" svg:width="16.514cm" svg:height="0.439cm" draw:z-index="5"><draw:image xlink:href="Pictures/20000007000053A30000023BA98DD24A.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1">F</text:span><text:span text:style-name="T1">ile </text:span>menu:</text:p>
      <text:p text:style-name="arj-figure"><draw:frame draw:style-name="fr1" draw:name="graphics4" text:anchor-type="as-char" svg:width="4.727cm" svg:height="2.639cm" draw:z-index="6"><draw:image xlink:href="Pictures/20000007000015D000000C2E19AAEC0D.wmf" xlink:type="simple" xlink:show="embed" xlink:actuate="onLoad"/></draw:frame></text:p>
      <text:p text:style-name="arj-paragraph">Open JM<text:span text:style-name="T30">X</text:span> Browser – this displays the JMX browser window (see <text:bookmark-ref text:reference-format="text" text:ref-name="_Ref37476502">Using the JMX Browser</text:bookmark-ref> for more information on how to use the JMX browser).</text:p>
      <text:p text:style-name="arj-paragraph">Open O<text:span text:style-name="T30">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0">S</text:span>ettings – this option opens the settings dialog which lets you configure the different tools available.</text:p>
      <text:p text:style-name="arj-paragraph">E<text:span text:style-name="T30">x</text:span>it – this closes the tools window and exits the application, any unsaved/unconfirmed changes will be lost.</text:p>
      <text:p text:style-name="arj-paragraph">The <text:span text:style-name="T31">P</text:span><text:span text:style-name="T1">erformance</text:span> menu:</text:p>
      <text:p text:style-name="arj-paragraph"><draw:frame draw:style-name="fr1" draw:name="graphics5" text:anchor-type="as-char" svg:width="1.997cm" svg:height="1.561cm" draw:z-index="7"><draw:image xlink:href="Pictures/2000000700000937000007349ECE9A75.wmf" xlink:type="simple" xlink:show="embed" xlink:actuate="onLoad"/></draw:frame></text:p>
      <text:p text:style-name="arj-paragraph">Ope<text:span text:style-name="T30">n</text:span> – this opens a performance window – see the section named ‘<text:bookmark-ref text:reference-format="text" text:ref-name="_Ref70842648">Using the Performance Tool</text:bookmark-ref>’ for more information on the performance tool.</text:p>
      <text:p text:style-name="arj-paragraph"><text:span text:style-name="T30">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1">W</text:span><text:span text:style-name="T1">indow </text:span>menu:</text:p>
      <text:p text:style-name="arj-figure"><draw:frame draw:style-name="fr1" draw:name="graphics6" text:anchor-type="as-char" svg:width="3.143cm" svg:height="1.653cm" draw:z-index="8"><draw:image xlink:href="Pictures/2000000700000E82000007A1991DB9D0.wmf" xlink:type="simple" xlink:show="embed" xlink:actuate="onLoad"/></draw:frame></text:p>
      <text:p text:style-name="arj-paragraph"><text:span text:style-name="T30">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1">H</text:span><text:span text:style-name="T1">elp</text:span> menu:</text:p>
      <text:p text:style-name="arj-figure"><draw:frame draw:style-name="fr1" draw:name="graphics7" text:anchor-type="as-char" svg:width="1.446cm" svg:height="1.08cm" draw:z-index="9"><draw:image xlink:href="Pictures/20000007000006AD000004FB6BE756CF.wmf" xlink:type="simple" xlink:show="embed" xlink:actuate="onLoad"/></draw:frame></text:p>
      <text:p text:style-name="arj-paragraph"><text:span text:style-name="T30">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0">P</text:span>erformance &gt; Ope<text:span text:style-name="T30">n</text:span> (see Figure 8). </text:p>
      <text:p text:style-name="P35"><draw:frame draw:style-name="fr1" draw:name="graphics8" text:anchor-type="as-char" svg:width="9.109cm" svg:height="6.86cm" draw:z-index="10"><draw:image xlink:href="Pictures/2000000700002A0800001FA862903692.wmf" xlink:type="simple" xlink:show="embed" xlink:actuate="onLoad"/></draw:frame></text:p>
      <text:p text:style-name="P37"><text:bookmark-start text:name="_Ref70842794"/>Figure 8 - Performance window<text:bookmark-end text:name="_Ref70842794"/></text:p>
      <text:p text:style-name="Standard">This window contains a multi-series graph which can display the following information:</text:p>
      <text:list text:style-name="WW8Num12">
        <text:list-item>
          <text:p text:style-name="P43">Number of transactions.</text:p>
        </text:list-item>
        <text:list-item>
          <text:p text:style-name="P45">Number of committed transactions.</text:p>
        </text:list-item>
        <text:list-item>
          <text:p text:style-name="P45">Number of aborted transactions.</text:p>
        </text:list-item>
        <text:list-item>
          <text:p text:style-name="P45">Number of nested transactions.</text:p>
        </text:list-item>
        <text:list-item>
          <text:p text:style-name="P49">Number of heuristics raised.</text:p>
        </text:list-item>
      </text:list>
      <text:p text:style-name="Standard">To turn these series on and off simply select the menu option from the series menu:</text:p>
      <text:p text:style-name="P25"><draw:frame draw:style-name="fr1" draw:name="graphics9" text:anchor-type="as-char" svg:width="4.106cm" svg:height="2.985cm" draw:z-index="11"><draw:image xlink:href="Pictures/20000007000012F400000DC5C35ECC8F.wmf" xlink:type="simple" xlink:show="embed" xlink:actuate="onLoad"/></draw:frame></text:p>
      <text:p text:style-name="P26">When series are turned on they appear in the legend at the bottom of the graph. <text:s/>The colour next to the series name (e.g. Transactions Created) is the colour of the line representing that data.</text:p>
      <text:p text:style-name="P25"><draw:frame draw:style-name="fr1" draw:name="graphics10" text:anchor-type="as-char" svg:width="6.449cm" svg:height="0.506cm" draw:z-index="12"><draw:image xlink:href="Pictures/2000000700001DC10000025656CC65A5.wmf" xlink:type="simple" xlink:show="embed" xlink:actuate="onLoad"/></draw:frame></text:p>
      <text:p text:style-name="P26">The data shown is graphed against time. <text:s/>The Y-axis represents the number of transactions and the X-axis represents time.</text:p>
      <text:p text:style-name="P26">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1" draw:name="graphics11" text:anchor-type="as-char" svg:width="14.672cm" svg:height="4.694cm" draw:z-index="13"><draw:image xlink:href="Pictures/2000000700006B7400001E990C9898E9.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28"/>
      <text:p text:style-name="arj-figure"><draw:frame draw:style-name="fr1" draw:name="graphics12" text:anchor-type="as-char" svg:width="4.888cm" svg:height="7.71cm" draw:z-index="14"><draw:image xlink:href="Pictures/200000070000168E000023930220F42B.wmf" xlink:type="simple" xlink:show="embed" xlink:actuate="onLoad"/></draw:frame></text:p>
      <text:p text:style-name="arj-cap"><text:bookmark-start text:name="_Ref37487558"/>Figure 10 - An example of what the details panel displays<text:bookmark-end text:name="_Ref37487558"/>.</text:p>
      <text:h text:style-name="P23"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3" text:anchor-type="as-char" svg:width="1.515cm" svg:height="0.321cm" draw:z-index="15"><draw:image xlink:href="Pictures/20000007000006FE0000017D101363D8.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4" text:anchor-type="as-char" svg:width="2.272cm" svg:height="0.619cm" draw:z-index="16"><draw:image xlink:href="Pictures/2000000700000A7C000002DD3A4EE0C2.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5" text:anchor-type="as-char" svg:width="2.088cm" svg:height="0.642cm" draw:z-index="17"><draw:image xlink:href="Pictures/20000007000009A4000002F81A7ED1BF.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6" text:anchor-type="as-char" svg:width="14.822cm" svg:height="10.326cm" draw:z-index="18"><draw:image xlink:href="Pictures/200000070000446400002FA52E56BE6E.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draw:frame draw:style-name="fr1" draw:name="graphics17" text:anchor-type="as-char" svg:width="9.821cm" svg:height="5.071cm" draw:z-index="19"><draw:image xlink:href="Pictures/2000000700002D50000017671001FA4C.wmf" xlink:type="simple" xlink:show="embed" xlink:actuate="onLoad"/></draw:frame></text:p>
      <text:p text:style-name="arj-cap"><text:bookmark-start text:name="_Ref37493207"/>Figure 12 - Invoke Operation Parameters<text:bookmark-end text:name="_Ref37493207"/>.</text:p>
      <text:p text:style-name="P21"><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4"><draw:frame draw:style-name="fr1" draw:name="graphics18" text:anchor-type="as-char" svg:width="11.358cm" svg:height="6.93cm" draw:z-index="20"><draw:image xlink:href="Pictures/200000070000346800001FFAF8C47F5D.wmf" xlink:type="simple" xlink:show="embed" xlink:actuate="onLoad"/></draw:frame></text:p>
      <text:p text:style-name="P18"><text:bookmark-start text:name="_Ref38108071"/>Figure 13<text:span text:style-name="T19"> - Object Store Browser window</text:span><text:bookmark-end text:name="_Ref38108071"/></text:p>
      <text:p text:style-name="arj-paragraph">The object store browser window is split into four sections:</text:p>
      <text:p text:style-name="P33"><draw:g text:anchor-type="as-char" svg:y="0cm" draw:z-index="4" draw:style-name="gr1"><draw:rect draw:style-name="gr2" draw:text-style-name="P68" svg:width="10.794cm" svg:height="6.984cm" svg:x="0cm" svg:y="0cm"><text:p/></draw:rect><draw:frame draw:style-name="gr3" draw:text-style-name="P69" svg:width="2.857cm" svg:height="5.714cm" svg:x="0.633cm" svg:y="0.633cm"><draw:text-box><text:p text:style-name="P69"><text:span text:style-name="T42"/></text:p><text:p text:style-name="P69"><text:span text:style-name="T42"/></text:p><text:p text:style-name="P69"><text:span text:style-name="T42"/></text:p><text:p text:style-name="P69"><text:span text:style-name="T42">Object Store Hierarchy</text:span></text:p></draw:text-box></draw:frame><draw:frame draw:style-name="gr3" draw:text-style-name="P69" svg:width="2.857cm" svg:height="1.269cm" svg:x="0.633cm" svg:y="0.633cm"><draw:text-box><text:p text:style-name="P69"><text:span text:style-name="T42">Object Store Roots</text:span></text:p><text:p text:style-name="P70"><text:span text:style-name="T43"/></text:p></draw:text-box></draw:frame><draw:frame draw:style-name="gr3" draw:text-style-name="P71" svg:width="6.986cm" svg:height="3.492cm" svg:x="3.491cm" svg:y="0.633cm"><draw:text-box><text:p text:style-name="P71"><text:span text:style-name="T42">Objects</text:span></text:p></draw:text-box></draw:frame><draw:frame draw:style-name="gr3" draw:text-style-name="P72" svg:width="6.986cm" svg:height="2.222cm" svg:x="3.491cm" svg:y="4.126cm"><draw:text-box><text:p text:style-name="P72"><text:span text:style-name="T43">Object Details</text:span></text:p></draw:text-box></draw:frame></draw:g></text:p>
      <text:list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1"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3">
        <text:list-item>
          <text:list>
            <text:list-item>
              <text:list>
                <text:list-item>
                  <text:p text:style-name="P22"><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3">public class</text:span> SimpleRecord <text:span text:style-name="T33">extends</text:span> AbstractRecord</text:p>
      <text:p text:style-name="arj-code">{</text:p>
      <text:p text:style-name="arj-code"><text:s/><text:tab/><text:span text:style-name="T33">private int</text:span> _value = 0;</text:p>
      <text:p text:style-name="arj-code"/>
      <text:p text:style-name="arj-code"><text:tab/>.....</text:p>
      <text:p text:style-name="arj-code"><text:tab/></text:p>
      <text:p text:style-name="arj-code"><text:tab/><text:span text:style-name="T33">public</text:span> <text:span text:style-name="T32">void</text:span> increase()</text:p>
      <text:p text:style-name="arj-code"><text:tab/>{</text:p>
      <text:p text:style-name="arj-code"><text:tab/> <text:tab/>_value++;</text:p>
      <text:p text:style-name="arj-code"><text:tab/>}</text:p>
      <text:p text:style-name="arj-code"/>
      <text:p text:style-name="arj-code"><text:tab/><text:span text:style-name="T33">public </text:span><text:span text:style-name="T32">int</text:span> get()</text:p>
      <text:p text:style-name="arj-code"><text:tab/>{</text:p>
      <text:p text:style-name="arj-code"><text:tab/><text:tab/>return _value;</text:p>
      <text:p text:style-name="arj-code"><text:tab/>}</text:p>
      <text:p text:style-name="arj-code"/>
      <text:p text:style-name="arj-code"><text:tab/><text:span text:style-name="T33">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2">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3">try</text:span></text:p>
      <text:p text:style-name="arj-code"><text:tab/><text:tab/>{</text:p>
      <text:p text:style-name="arj-code"><text:tab/><text:tab/><text:tab/>_value = os.unpackInt();</text:p>
      <text:p text:style-name="arj-code"><text:tab/><text:tab/>}</text:p>
      <text:p text:style-name="arj-code"><text:tab/><text:tab/><text:span text:style-name="T33">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3">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3">public class</text:span> SimpleRecordOSVPlugin <text:span text:style-name="T33">implements</text:span> StateViewerInterface</text:p>
      <text:p text:style-name="arj-code">{</text:p>
      <text:p text:style-name="arj-code"><text:s text:c="4"/><text:span text:style-name="T35">/**</text:span></text:p>
      <text:p text:style-name="P30"><text:s text:c="5"/>* A uid node of the type this viewer is registered against has been expanded.</text:p>
      <text:p text:style-name="P30"><text:s text:c="5"/>* @param os</text:p>
      <text:p text:style-name="P30"><text:s text:c="5"/>* @param type</text:p>
      <text:p text:style-name="P30"><text:s text:c="5"/>* @param manipulator</text:p>
      <text:p text:style-name="P30"><text:s text:c="5"/>* @param node</text:p>
      <text:p text:style-name="P30"><text:s text:c="5"/>* @throws ObjectStoreException</text:p>
      <text:p text:style-name="P30"><text:s text:c="5"/>*/</text:p>
      <text:p text:style-name="arj-code"><text:tab/><text:span text:style-name="T33">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3">throws</text:span> ObjectStoreException</text:p>
      <text:p text:style-name="arj-code"><text:tab/>{</text:p>
      <text:p text:style-name="arj-code"><text:tab/><text:tab/><text:span text:style-name="T35">// Do nothing</text:span></text:p>
      <text:p text:style-name="arj-code"><text:tab/>}</text:p>
      <text:p text:style-name="arj-code"/>
      <text:p text:style-name="arj-code"><text:s text:c="4"/><text:span text:style-name="T35">/**</text:span></text:p>
      <text:p text:style-name="P30"><text:s text:c="5"/>* An entry has been selected of the type this viewer is registered against.</text:p>
      <text:p text:style-name="arj-code"><text:span text:style-name="T35"><text:s text:c="5"/></text:span><text:span text:style-name="T36">*</text:span></text:p>
      <text:p text:style-name="P31"><text:s text:c="5"/>* @param os</text:p>
      <text:p text:style-name="P31"><text:s text:c="5"/>* @param type</text:p>
      <text:p text:style-name="P31"><text:s text:c="5"/>* @param uid</text:p>
      <text:p text:style-name="arj-code"><text:span text:style-name="T36"><text:s text:c="5"/></text:span><text:span text:style-name="T35">* @param entry</text:span></text:p>
      <text:p text:style-name="P30"><text:s text:c="5"/>* @param statePanel</text:p>
      <text:p text:style-name="P30"><text:s text:c="5"/>* @throws ObjectStoreException</text:p>
      <text:p text:style-name="P30"><text:s text:c="5"/>*/</text:p>
      <text:p text:style-name="arj-code"><text:tab/><text:span text:style-name="T33">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33">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7">“Value”</text:span>, rec.getValue() );</text:p>
      <text:p text:style-name="arj-code"><text:tab/><text:tab/>}</text:p>
      <text:p text:style-name="arj-code"><text:tab/>}</text:p>
      <text:p text:style-name="arj-code"/>
      <text:p text:style-name="arj-code"><text:s text:c="4"/><text:span text:style-name="T35">/**</text:span></text:p>
      <text:p text:style-name="P30"><text:s text:c="5"/>* Get the type this state viewer is intended to be registered against.</text:p>
      <text:p text:style-name="P30"><text:s text:c="5"/>* @return</text:p>
      <text:p text:style-name="P30"><text:s text:c="5"/>*/</text:p>
      <text:p text:style-name="arj-code"><text:tab/><text:span text:style-name="T33">public</text:span> String getType()</text:p>
      <text:p text:style-name="arj-code"><text:tab/>{</text:p>
      <text:p text:style-name="arj-code"><text:tab/><text:tab/>return <text:span text:style-name="T37">“/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15">
        <text:list-item>
          <text:p text:style-name="P44"><text:span text:style-name="arj-code_20_Char1">setInfo(String info)</text:span> – This method can be used to show general information.</text:p>
        </text:list-item>
        <text:list-item>
          <text:p text:style-name="P48"><text:span text:style-name="arj-code_20_Char1">setData(String name, String value)</text:span> – This method is used to put information into the table which is displayed by the object store browser tool.</text:p>
        </text:list-item>
        <text:list-item>
          <text:p text:style-name="P50"><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4">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3">save_state</text:span> and <text:span text:style-name="T13">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3">Queue </text:span>class for integer values will be developed. The implementation of the <text:span text:style-name="T13">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3">enqueue</text:span>) and to be removed from it (<text:span text:style-name="T13">dequeue</text:span>), and it is also possible to change or inspect the values of elements in the queue. In this example implementation, an array is used to represent the queue. A limit of <text:span text:style-name="T13">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3">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3">A</text:span> or some enclosing action active when the <text:span text:style-name="T13">TransactionalQueue</text:span> was constructed). The use of atomic actions in a constructor is simple: an action must first be declared and its b<text:span text:style-name="T13">egin</text:span> operation invoked; the operation must then set an appropriate lock on the object (in this case a <text:span text:style-name="T13">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3">terminate</text:span> operation of <text:span text:style-name="T13">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3">save_state</text:span> and <text:span text:style-name="T13">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3">Queue</text:span> class is derived from the <text:span text:style-name="T13">LockManager</text:span> class, the operation <text:span text:style-name="T13">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3">enqueue </text:span>operation could have the structure given below (the <text:span text:style-name="T13">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3">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3">inspectValue</text:span> is shown below. <text:span text:style-name="T13">setValue</text:span> is similar, and not shown.</text:p>
      <text:p text:style-name="arj-code">public int inspectValue (int index) throws UnderFlow,<text:line-break/> <text:s text:c="43"/>OverFlow, Conflict, QueueError<text:line-break/>{<text:lin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3">queueSize</text:span> operation is shown below:</text:p>
      <text:p text:style-name="arj-code">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3">enqueue</text:span> operations atomically, for example, then this can be done by nesting the <text:span text:style-name="T13">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arj-heading1">Options</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Configuration Name</text:p>
          </table:table-cell>
          <table:table-cell table:style-name="Table2.B1" office:value-type="string">
            <text:p text:style-name="P13">Possible Values</text:p>
          </table:table-cell>
          <table:table-cell table:style-name="Table2.C1" office:value-type="string">
            <text:p text:style-name="P13">Description</text:p>
          </table:table-cell>
        </table:table-row>
        <table:table-row table:style-name="Table2.1">
          <table:table-cell table:style-name="Table2.A2" office:value-type="string">
            <text:p text:style-name="P13">com.arjuna.ats.arjuna.objectstore.storeSync</text:p>
          </table:table-cell>
          <table:table-cell table:style-name="Table2.B2" office:value-type="string">
            <text:p text:style-name="P13"><text:span text:style-name="T8">ON</text:span>/OFF</text:p>
          </table:table-cell>
          <table:table-cell table:style-name="Table2.C2" office:value-type="string">
            <text:p text:style-name="P13">Turns synchronization of the object store on or off. Use with caution.</text:p>
          </table:table-cell>
        </table:table-row>
        <table:table-row table:style-name="Table2.1">
          <table:table-cell table:style-name="Table2.A3" office:value-type="string">
            <text:p text:style-name="P13">com.arjuna.ats.arjuna.objectstore.storeType</text:p>
          </table:table-cell>
          <table:table-cell table:style-name="Table2.B3" office:value-type="string">
            <text:p text:style-name="P13">ShadowStore/<text:span text:style-name="T8">ShadowNoFileLockStore</text:span>/JDBCStore/HashedStore</text:p>
          </table:table-cell>
          <table:table-cell table:style-name="Table2.C3" office:value-type="string">
            <text:p text:style-name="P13">Specify the type of object store implementation to use.</text:p>
          </table:table-cell>
        </table:table-row>
        <table:table-row table:style-name="Table2.1">
          <table:table-cell table:style-name="Table2.A3" office:value-type="string">
            <text:p text:style-name="P13">com.arjuna.ats.arjuna.objectstore.hashedDirectories</text:p>
          </table:table-cell>
          <table:table-cell table:style-name="Table2.B3" office:value-type="string">
            <text:p text:style-name="P13"><text:span text:style-name="T8">255</text:span>/any integer value</text:p>
          </table:table-cell>
          <table:table-cell table:style-name="Table2.C3" office:value-type="string">
            <text:p text:style-name="P13">Set the number of directories to hash object states over for the HashedStore object store implementation.</text:p>
          </table:table-cell>
        </table:table-row>
        <table:table-row table:style-name="Table2.1">
          <table:table-cell table:style-name="Table2.A3" office:value-type="string">
            <text:p text:style-name="P13">com.arjuna.ats.txoj.lockstore.lockStoreType</text:p>
          </table:table-cell>
          <table:table-cell table:style-name="Table2.B3" office:value-type="string">
            <text:p text:style-name="P13"><text:span text:style-name="T8">BasicLockStore</text:span>/BasicPersistentLockStore</text:p>
          </table:table-cell>
          <table:table-cell table:style-name="Table2.C3" office:value-type="string">
            <text:p text:style-name="P13">Specify the type of the lock store implementation to use.</text:p>
          </table:table-cell>
        </table:table-row>
        <table:table-row table:style-name="Table2.1">
          <table:table-cell table:style-name="Table2.A3" office:value-type="string">
            <text:p text:style-name="P13">com.arjuna.ats.txoj.lockstore.lockStoreDir</text:p>
          </table:table-cell>
          <table:table-cell table:style-name="Table2.B3" office:value-type="string">
            <text:p text:style-name="P9">Windows: .\LockStore</text:p>
            <text:p text:style-name="P16">Unix: ./LockStore</text:p>
          </table:table-cell>
          <table:table-cell table:style-name="Table2.C3" office:value-type="string">
            <text:p text:style-name="P13">Specify the location of the lock store.</text:p>
          </table:table-cell>
        </table:table-row>
        <table:table-row table:style-name="Table2.1">
          <table:table-cell table:style-name="Table2.A3" office:value-type="string">
            <text:p text:style-name="P13">com.arjuna.ats.arjuna.objectstore.objectStoreDir</text:p>
          </table:table-cell>
          <table:table-cell table:style-name="Table2.B3" office:value-type="string">
            <text:p text:style-name="P13">Any location the application can write to.</text:p>
          </table:table-cell>
          <table:table-cell table:style-name="Table2.C3" office:value-type="string">
            <text:p text:style-name="P13">Specify the location of the object store.</text:p>
          </table:table-cell>
        </table:table-row>
        <table:table-row table:style-name="Table2.1">
          <table:table-cell table:style-name="Table2.A3" office:value-type="string">
            <text:p text:style-name="P13">com.arjuna.ats.arjuna.objectstore.localOSRoot</text:p>
          </table:table-cell>
          <table:table-cell table:style-name="Table2.B3" office:value-type="string">
            <text:p text:style-name="P13">defaultStore</text:p>
          </table:table-cell>
          <table:table-cell table:style-name="Table2.C3" office:value-type="string">
            <text:p text:style-name="P13">Specify the name of the object store root.</text:p>
          </table:table-cell>
        </table:table-row>
        <table:table-row table:style-name="Table2.1">
          <table:table-cell table:style-name="Table2.A3" office:value-type="string">
            <text:p text:style-name="P13">com.arjuna.ats.arjuna.coordinator.actionStore</text:p>
          </table:table-cell>
          <table:table-cell table:style-name="Table2.B3" office:value-type="string">
            <text:p text:style-name="P13">ActionStore/<text:span text:style-name="T8">HashedActionStore</text:span>/JDBCActionStore</text:p>
          </table:table-cell>
          <table:table-cell table:style-name="Table2.C3" office:value-type="string">
            <text:p text:style-name="P13">The transaction log implementation to use.</text:p>
          </table:table-cell>
        </table:table-row>
        <table:table-row table:style-name="Table2.1">
          <table:table-cell table:style-name="Table2.A3" office:value-type="string">
            <text:p text:style-name="P13">com.arjuna.ats.arjuna.coordinator.asyncCommit</text:p>
          </table:table-cell>
          <table:table-cell table:style-name="Table2.B3" office:value-type="string">
            <text:p text:style-name="P13">YES/<text:span text:style-name="T8">NO</text:span></text:p>
          </table:table-cell>
          <table:table-cell table:style-name="Table2.C3" office:value-type="string">
            <text:p text:style-name="P13">Turns on or off (default) asynchronous commit.</text:p>
          </table:table-cell>
        </table:table-row>
        <table:table-row table:style-name="Table2.1">
          <table:table-cell table:style-name="Table2.A3" office:value-type="string">
            <text:p text:style-name="P13">com.arjuna.ats.arjuna.coordinator.asyncPrepare</text:p>
          </table:table-cell>
          <table:table-cell table:style-name="Table2.B3" office:value-type="string">
            <text:p text:style-name="P13">YES/<text:span text:style-name="T8">NO</text:span></text:p>
          </table:table-cell>
          <table:table-cell table:style-name="Table2.C3" office:value-type="string">
            <text:p text:style-name="P13">Turns on or off (default) asynchronous prepare.</text:p>
          </table:table-cell>
        </table:table-row>
        <table:table-row table:style-name="Table2.1">
          <table:table-cell table:style-name="Table2.A3" office:value-type="string">
            <text:p text:style-name="P13">com.arjuna.ats.arjuna.objectstore.transactionSync</text:p>
          </table:table-cell>
          <table:table-cell table:style-name="Table2.B3" office:value-type="string">
            <text:p text:style-name="P13"><text:span text:style-name="T8">ON</text:span>/OFF</text:p>
          </table:table-cell>
          <table:table-cell table:style-name="Table2.C3" office:value-type="string">
            <text:p text:style-name="P13">Turns synchronization of the object store on or off. Use with caution.</text:p>
          </table:table-cell>
        </table:table-row>
        <table:table-row table:style-name="Table2.1">
          <table:table-cell table:style-name="Table2.A3" office:value-type="string">
            <text:p text:style-name="P13">com.arjuna.ats.arjuna.objectstore.jdbcUserDbAccess</text:p>
          </table:table-cell>
          <table:table-cell table:style-name="Table2.B3" office:value-type="string">
            <text:p text:style-name="P13">JDBCAccess class name</text:p>
          </table:table-cell>
          <table:table-cell table:style-name="Table2.C3" office:value-type="string">
            <text:p text:style-name="P13">The JDBCAccess implementation to use for user-level object stores.</text:p>
          </table:table-cell>
        </table:table-row>
        <table:table-row table:style-name="Table2.1">
          <table:table-cell table:style-name="Table2.A3" office:value-type="string">
            <text:p text:style-name="P13">com.arjuna.ats.arjuna.objectstore.jdbcTxDbAccess</text:p>
          </table:table-cell>
          <table:table-cell table:style-name="Table2.B3" office:value-type="string">
            <text:p text:style-name="P13">JDBCAccess class name</text:p>
          </table:table-cell>
          <table:table-cell table:style-name="Table2.C3" office:value-type="string">
            <text:p text:style-name="P13">The JDBCAccess implementation to use for transaction object stores.</text:p>
          </table:table-cell>
        </table:table-row>
        <table:table-row table:style-name="Table2.1">
          <table:table-cell table:style-name="Table2.A3" office:value-type="string">
            <text:p text:style-name="P13">com.arjuna.ats.arjuna.coordinator.commitOnePhase</text:p>
          </table:table-cell>
          <table:table-cell table:style-name="Table2.B3" office:value-type="string">
            <text:p text:style-name="P13"><text:span text:style-name="T8">YES</text:span>/NO</text:p>
          </table:table-cell>
          <table:table-cell table:style-name="Table2.C3" office:value-type="string">
            <text:p text:style-name="P13">Enable or disable the one-phase commit optimization.</text:p>
          </table:table-cell>
        </table:table-row>
        <table:table-row table:style-name="Table2.1">
          <table:table-cell table:style-name="Table2.A3" office:value-type="string">
            <text:p text:style-name="P13">com.arjuna.ats.arjuna.coordinator.readonlyOptimisation</text:p>
          </table:table-cell>
          <table:table-cell table:style-name="Table2.B3" office:value-type="string">
            <text:p text:style-name="P13"><text:span text:style-name="T8">YES</text:span>/NO</text:p>
          </table:table-cell>
          <table:table-cell table:style-name="Table2.C3" office:value-type="string">
            <text:p text:style-name="P13">Enable or disable read-only optimization for the second phase abort.</text:p>
          </table:table-cell>
        </table:table-row>
        <table:table-row table:style-name="Table2.1">
          <table:table-cell table:style-name="Table2.A3" office:value-type="string">
            <text:p text:style-name="P13">com.arjuna.ats.arjuna.coordinator.enableStatistics</text:p>
          </table:table-cell>
          <table:table-cell table:style-name="Table2.B3" office:value-type="string">
            <text:p text:style-name="P13">YES/<text:span text:style-name="T8">NO</text:span></text:p>
          </table:table-cell>
          <table:table-cell table:style-name="Table2.C3" office:value-type="string">
            <text:p text:style-name="P13">Start/stop collecting transaction statistic information.</text:p>
          </table:table-cell>
        </table:table-row>
        <table:table-row table:style-name="Table2.1">
          <table:table-cell table:style-name="Table2.A3" office:value-type="string">
            <text:p text:style-name="P13">com.arjuna.ats.arjuna.coordinator.startDisabled</text:p>
          </table:table-cell>
          <table:table-cell table:style-name="Table2.B3" office:value-type="string">
            <text:p text:style-name="P13">YES/<text:span text:style-name="T8">NO</text:span></text:p>
          </table:table-cell>
          <table:table-cell table:style-name="Table2.C3" office:value-type="string">
            <text:p text:style-name="P13">Start with the transaction system enabled or disabled. Toggle via the com.arjuna.ats.arjuna.coordinator.TxControl class.</text:p>
          </table:table-cell>
        </table:table-row>
        <table:table-row table:style-name="Table2.1">
          <table:table-cell table:style-name="Table2.A19" office:value-type="string">
            <text:p text:style-name="P13">com.arjuna.ats.arjuna.coordinator.defaultTimeout</text:p>
          </table:table-cell>
          <table:table-cell table:style-name="Table2.B19" office:value-type="string">
            <text:p text:style-name="P13">Integer</text:p>
          </table:table-cell>
          <table:table-cell table:style-name="Table2.C19" office:value-type="string">
            <text:p text:style-name="P13">Timeout in seconds</text:p>
          </table:table-cell>
        </table:table-row>
      </table:table>
      <text:p text:style-name="arj-cap">Table <text:span text:style-name="arj-cap_20_Char">2</text:span><text:tab/>TxCore configuration options.</text:p>
      <text:list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3">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4">com.arjuna.ats.arjuna.objectstore.objectStoreType</text:span><text:alphabetical-index-mark text:string-value="com.arjuna.ats.arjuna.objectstore.objectStoreType" text:key1="Property variables"/><text:span text:style-name="T14"/>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public ObjectStore (ClassName type);<text:line-break/>public ObjectStore (ClassName type, String osRoot);<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3">ObjectState</text:span> which are named using a type (via the object's <text:span text:style-name="T13">type()</text:span> operation) and a <text:span text:style-name="T13">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3">allTypes</text:span> and <text:span text:style-name="T13">allObjUids</text:span> operations. <text:span text:style-name="T13">allTypes</text:span> returns an <text:span text:style-name="T13">InputObjectState</text:span> containing all of the type names of all objects in a store, terminated by a null name. <text:span text:style-name="T13">allObjUids</text:span> returns an <text:span text:style-name="T12">InputObjectState</text:span> that contains all of the <text:span text:style-name="T13">Uids</text:span> of all objects of a given type terminated by the special <text:span text:style-name="T13">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Common functionality</text:p>
      <text:p text:style-name="arj-paragraph">In addition to the features mentioned earlier all of the supplied persistent object stores obey the following rules:</text:p>
      <text:list text:style-name="WW8Num21">
        <text:list-item text:start-value="1">
          <text:p text:style-name="bl">Each object state is stored in its own file that is named using the <text:span text:style-name="T13">Uid</text:span> of the object.</text:p>
        </text:list-item>
        <text:list-item>
          <text:p text:style-name="arj-bullet">The type of an object (as given by the <text:span text:style-name="T13">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3">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3">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No file-level locking</text:p>
      <text:p text:style-name="arj-paragraph"><text:alphabetical-index-mark text:string-value="default implementation" text:key1="Object store types"/>Since transactional objects are concurrency controlled through <text:span text:style-name="T13">LockManager</text:span>, it is not necessary to impose additional locking at the file level, as the basic <text:span text:style-name="T13">ShadowingStore</text:span> implementation does. Therefore, the default object store implementation for <text:span text:style-name="T8">JBossTS</text:span>, <text:span text:style-name="T13">ShadowNoFileLockStore</text:span>, relies upon user-level locking. This enables it to provide better performance than the <text:span text:style-name="T13">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3">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3">com.arjuna.ats.arjuna.objectstore.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4">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4">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Name objName);<text:line-break/>}</text:p>
      <text:p text:style-name="arj-paragraph">The implementation of this class is responsible for providing the <text:span text:style-name="T14">Connection</text:span> which the JDBC ObjectStore will use to save and restore object states:</text:p>
      <text:list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com.arjuna.ats.arjuna.objectstore.jdbcPoolSizeInitial property and will use no more than defined in the com.arjuna.ats.arjuna.objectstore.jdbcPoolSizeMaximum property.</text:p>
      <text:p text:style-name="arj-paragraph">The implementation of the <text:span text:style-name="T14">JDBCAccess</text:span> interface to use should be set in the<text:alphabetical-index-mark text:string-value="jdbcUserDbAccess" text:key1="Property variables"/> <text:span text:style-name="T14">com.arjuna.ats.arjuna.objectstore.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8">JDBCAccess</text:span> implementation must be provided via the <text:span text:style-name="T14">com.arjuna.ats.arjuna.objectstore.jdbcTxDbAccess</text:span> property variable. In this case, the default table name is <text:span text:style-name="T8">JBossTSTxTable</text:span>.</text:p>
      <text:list text:style-name="WW8Num14" text:continue-numbering="true">
        <text:list-item>
          <text:p text:style-name="arj-note">It is possible to use the same JDBCAccess implementation for both the user object store and also the transaction log.</text:p>
        </text:list-item>
      </text:list>
      <text:p text:style-name="arj-heading3">The cached store</text:p>
      <text:p text:style-name="P34">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dStore”.</text:p>
      <text:p text:style-name="arj-paragraph">The store can be configured with the following properties:</text:p>
      <text:list text:style-name="WW8Num21">
        <text:list-item text:start-value="1">
          <text:p text:style-name="arj-bullet"><text:span text:style-name="T13">com.arjuna.ats.internal.arjuna.objectstore.cacheStore.</text:span><text:span text:style-name="T22">hash </text:span><text:span text:style-name="T23">sets the number of internal stores to hash the states over. The default value is 128.</text:span></text:p>
        </text:list-item>
        <text:list-item>
          <text:p text:style-name="arj-bullet"><text:span text:style-name="T15">com.arjuna.ats.internal.arjuna.objectstore.cacheStore.size</text:span><text:span text:style-name="T23"> is the maximum size the cache can reach before a flush is triggered. The default is 10240 bytes.</text:span></text:p>
        </text:list-item>
        <text:list-item>
          <text:p text:style-name="arj-bullet"><text:span text:style-name="T15">com.arjuna.ats.internal.arjuna.objectstore.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5">com.arjuna.ats.internal.arjuna.objectstore.cacheStore.workItems</text:span> is the maximum number of items that are allowed to build up in the cache before it is flushed. The default value is 100.</text:p>
        </text:list-item>
        <text:list-item>
          <text:p text:style-name="arj-bullet"><text:span text:style-name="T15">com.arjuna.ats.internal.arjuna.objectstore.cacheStore.scanPeriod</text:span> sets the time in milliseconds for periodically flushing the cache. The default is 120 seconds.</text:p>
        </text:list-item>
        <text:list-item>
          <text:p text:style-name="arj-bullet"><text:span text:style-name="T15">com.arjuna.ats.internal.arjuna.objectstore.cacheStore.sync</text:span> determines whether flushes of the cache are sync-ed to disk. The default is OFF. To enable, set to ON.</text:p>
        </text:list-item>
      </text:list>
      <text:list text:style-name="WW8Num18" text:continue-numbering="true">
        <text:list-item>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ObjectName attr);<text:line-break/>protected LockManager (Uid storeUid);<text:line-break/>protected LockManager (Uid storeUid, int ot);<text:line-break/>protected LockManager (Uid storeUid, int ot, ObjectName attr);<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ObjectName objName);<text:line-break/>protected StateManager (Uid objUid);<text:line-break/>protected StateManager (Uid objUid, int ot);<text:line-break/>protected StateManager (Uid objUid, int ot, ObjectName objName);</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32"/>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56">ArjunaTS<text:tab/></text:p>
            <text:p text:style-name="P55">class hierarchy<text:tab/>15</text:p>
            <text:p text:style-name="P55">object models<text:tab/>22</text:p>
            <text:p text:style-name="P56">AtomicTransaction<text:tab/>14</text:p>
            <text:p text:style-name="P56">Checked transactions<text:tab/>32</text:p>
            <text:p text:style-name="P56">CheckedAction class<text:tab/>32</text:p>
            <text:p text:style-name="P56">Concurrency control policy<text:tab/>29</text:p>
            <text:p text:style-name="P56">Core Classes<text:tab/></text:p>
            <text:p text:style-name="P55">Buffer<text:tab/>71</text:p>
            <text:p text:style-name="P55">Lock<text:tab/>30</text:p>
            <text:p text:style-name="P55">LockManager<text:tab/>28</text:p>
            <text:p text:style-name="P55">ObjectState<text:tab/>18, 70, 71</text:p>
            <text:p text:style-name="P55">ObjectStore<text:tab/>19</text:p>
            <text:p text:style-name="P55">StateManager<text:tab/>20</text:p>
            <text:p text:style-name="P56">Crash recovery<text:tab/></text:p>
            <text:p text:style-name="P55">save_state and restore_state<text:tab/>12, 21, 24, 40</text:p>
            <text:p text:style-name="P56">Creating objects<text:tab/>30</text:p>
            <text:p text:style-name="P56">InputBuffer<text:tab/>17</text:p>
            <text:p text:style-name="P55">overview<text:tab/>17</text:p>
            <text:p text:style-name="P56">InputObjectState<text:tab/>18</text:p>
            <text:p text:style-name="P55">overview<text:tab/>18</text:p>
            <text:p text:style-name="P56">Lock store<text:tab/></text:p>
            <text:p text:style-name="P55">further information<text:tab/>26</text:p>
            <text:p text:style-name="P55">implementations<text:tab/>13</text:p>
            <text:p text:style-name="P55">overview<text:tab/>26</text:p>
            <text:p text:style-name="P55">selecting<text:tab/>27</text:p>
            <text:p text:style-name="P56">LockManager<text:tab/>13, 27</text:p>
            <text:p text:style-name="P55">Lock Conflicts<text:tab/>29</text:p>
            <text:p text:style-name="P55">setlock<text:tab/>27, 28</text:p>
            <text:p text:style-name="P57">Examples<text:tab/>29</text:p>
            <text:p text:style-name="P56">Nested top-level transactions<text:tab/>36</text:p>
            <text:p text:style-name="P56">Object identity<text:tab/>22</text:p>
            <text:p text:style-name="P56">Object serialisation<text:tab/>40</text:p>
            <text:p text:style-name="P56">Object storage<text:tab/>10</text:p>
            <text:p text:style-name="P56">Object store<text:tab/></text:p>
            <text:p text:style-name="P55">further information<text:tab/>19</text:p>
            <text:p text:style-name="P55">overview<text:tab/>19</text:p>
            <text:p text:style-name="P56">Object store types<text:tab/></text:p>
            <text:p text:style-name="P55">default implementation<text:tab/>66</text:p>
            <text:p text:style-name="P55">HashedStore<text:tab/>67</text:p>
            <text:p text:style-name="P55">ShadowingStore<text:tab/>66</text:p>
            <text:p text:style-name="P55">ShadowNoFileLockStore<text:tab/>67</text:p>
            <text:p text:style-name="P56">Object types<text:tab/>20</text:p>
            <text:p text:style-name="P56">OutputBuffer<text:tab/></text:p>
            <text:p text:style-name="P55">overview<text:tab/>17</text:p>
            <text:p text:style-name="P56">OutputObjectState<text:tab/></text:p>
            <text:p text:style-name="P55">overview<text:tab/>18</text:p>
            <text:p text:style-name="P56">Persistent object lifecycle<text:tab/>12</text:p>
            <text:p text:style-name="P56">Persistent state<text:tab/>10</text:p>
            <text:p text:style-name="P56">Property variables<text:tab/></text:p>
            <text:p text:style-name="P55">ASYNC_PREPARE<text:tab/>35</text:p>
            <text:p text:style-name="P55">ENABLE_STATISTICS<text:tab/>33</text:p>
            <text:p text:style-name="P55">HASHED_DIRECTORIES<text:tab/>67</text:p>
            <text:p text:style-name="P55">JDBC2_USER_DB_ACCESS<text:tab/>68</text:p>
            <text:p text:style-name="P55">LOCKSTORE_DIR<text:tab/>27</text:p>
            <text:p text:style-name="P55">LOCKSTORE_TYPE<text:tab/>27</text:p>
            <text:p text:style-name="P55">OBJECTSTORE_SYNC<text:tab/>19</text:p>
            <text:p text:style-name="P55">OBJECTSTORE_TYPE<text:tab/>20, 64</text:p>
            <text:p text:style-name="P56">releaselock<text:tab/>29</text:p>
            <text:p text:style-name="P56">restore_state<text:tab/></text:p>
            <text:p text:style-name="P55">Example<text:tab/>26</text:p>
            <text:p text:style-name="P56">save_state<text:tab/>11, 21, 40</text:p>
            <text:p text:style-name="P56">save_state<text:tab/></text:p>
            <text:p text:style-name="P55">example<text:tab/>11, 25</text:p>
            <text:p text:style-name="P56">setlock<text:tab/>16</text:p>
            <text:p text:style-name="P56">State Management<text:tab/></text:p>
            <text:p text:style-name="P55">deleting persistent objects<text:tab/>37</text:p>
            <text:p text:style-name="P56">StateManager<text:tab/>11, 20</text:p>
            <text:p text:style-name="P55">destroy<text:tab/>22</text:p>
            <text:p text:style-name="P55">direct use<text:tab/>41</text:p>
            <text:p text:style-name="P55">restore_state<text:tab/>24</text:p>
            <text:p text:style-name="P55">save_state<text:tab/>24</text:p>
            <text:p text:style-name="P55">terminate<text:tab/>31</text:p>
            <text:p text:style-name="P55">type<text:tab/>24</text:p>
            <text:p text:style-name="P56">Subtransactions<text:tab/>35</text:p>
            <text:p text:style-name="P56">Threading<text:tab/></text:p>
            <text:p text:style-name="P55">optimisations<text:tab/>35</text:p>
            <text:p text:style-name="P56">Transaction context propagation<text:tab/>55</text:p>
            <text:p text:style-name="P56">Transactional Objects for Java<text:tab/>9</text:p>
            <text:p text:style-name="P56">Transactional Objects for Java<text:tab/></text:p>
            <text:p text:style-name="P55">class hierarchy<text:tab/>9</text:p>
            <text:p text:style-name="P55">configuration<text:tab/>62</text:p>
            <text:p text:style-name="P55">example<text:tab/>14, 36</text:p>
            <text:p text:style-name="P56">Transactions<text:tab/></text:p>
            <text:p text:style-name="P55">changing default timeout value<text:tab/>38</text:p>
            <text:p text:style-name="P55">object constructors<text:tab/>39</text:p>
            <text:p text:style-name="P55">timeouts<text:tab/>37</text:p>
            <text:p text:style-name="P55">Use within save_state and restore_state<text:tab/>36</text:p>
            <text:p text:style-name="P56">type<text:tab/></text:p>
            <text:p text:style-name="P55">Example<text:tab/>26</text:p>
            <text:p text:style-name="P56">Type specific concurrency control<text:tab/>13</text:p>
            <text:p text:style-name="P56">Uid<text:tab/>10</text:p>
          </text:index-body>
        </text:alphabetical-index>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auto-update="true" style:class="extra">
      <style:paragraph-properties fo:margin-left="0cm" fo:margin-right="0cm" fo:margin-top="0cm" fo:margin-bottom="0.49cm" fo:text-align="start" style:justify-single-word="false" fo:text-indent="0cm" style:auto-text-indent="false">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list-style-name="" style:class="extra">
      <style:paragraph-properties fo:margin-top="0.101cm" fo:margin-bottom="0.49cm">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1cm" fo:margin-right="0cm" fo:text-indent="0cm" style:auto-text-indent="false"/>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4">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0">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0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cm" fo:margin-right="0cm" fo:text-indent="0cm" style:auto-text-indent="false"/>
      <style:text-properties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635cm" fo:margin-bottom="0.494cm" fo:padding-left="0cm" fo:padding-right="0cm" fo:padding-top="0cm" fo:padding-bottom="0.035cm" fo:border-left="none" fo:border-right="none" fo:border-top="none" fo:border-bottom="0.018cm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1.9cm" fo:margin-right="0cm" fo:margin-top="0.529cm" fo:margin-bottom="0cm" fo:text-indent="0cm" style:auto-text-indent="false" fo:keep-with-next="always"/>
      <style:text-properties fo:font-size="14pt" style:font-size-asian="14pt"/>
    </style:style>
    <style:style style:name="arj-heading3" style:family="paragraph" style:parent-style-name="Standard">
      <style:paragraph-properties fo:margin-left="1.9cm" fo:margin-right="0cm" fo:text-indent="0cm"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6">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706cm" fo:margin-bottom="0.494cm">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cm" fo:margin-right="0cm" fo:margin-top="0cm" fo:margin-bottom="1.69cm" fo:text-align="end" style:justify-single-word="false" fo:text-indent="0cm" style:auto-text-indent="false" fo:padding-left="0cm" fo:padding-right="0cm" fo:padding-top="0cm" fo:padding-bottom="0.071cm" fo:border-left="none" fo:border-right="none" fo:border-top="none" fo:border-bottom="0.018cm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106cm" fo:margin-bottom="0.106cm" fo:text-align="center" style:justify-single-word="false" fo:keep-together="always">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 style:family="paragraph" style:parent-style-name="Standard">
      <style:paragraph-properties fo:margin-left="1.27cm" fo:margin-right="0cm" fo:margin-top="0.353cm" fo:margin-bottom="0cm" fo:text-align="start" style:justify-single-word="false" fo:text-indent="-1.27cm"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cm" fo:margin-right="0cm" fo:text-indent="0cm" style:auto-text-indent="false"/>
    </style:style>
    <style:style style:name="bullet_20__28_numbered_29_" style:display-name="bullet (numbered)" style:family="paragraph" style:parent-style-name="bullet" style:list-style-name="WW8Num19">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cm" fo:margin-right="0cm" fo:text-indent="0cm" style:auto-text-indent="false"/>
    </style:style>
    <style:style style:name="arj-cap" style:family="paragraph" style:parent-style-name="arj-figure"/>
    <style:style style:name="arj-toc3" style:family="paragraph" style:parent-style-name="Contents_20_3">
      <style:paragraph-properties>
        <style:tab-stops>
          <style:tab-stop style:position="6.943cm" style:type="right" style:leader-style="dotted" style:leader-text="."/>
          <style:tab-stop style:position="6.964cm"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ent-style-name="arj-chaptertitle">
      <style:paragraph-properties fo:margin-left="0.049cm" fo:margin-right="0cm" fo:margin-top="0cm" fo:margin-bottom="1.69cm" fo:text-align="justify" style:justify-single-word="false" fo:orphans="2" fo:widows="2" fo:text-indent="0cm" style:auto-text-indent="false"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2.586cm" text:min-label-width="0.635cm"/>
        <style:text-properties style:font-name="Symbol"/>
      </text:list-level-style-bullet>
      <text:list-level-style-bullet text:level="2" text:style-name="WW8Num12z1" style:num-suffix="." text:bullet-char="o">
        <style:list-level-properties text:space-before="3.856cm" text:min-label-width="0.635cm"/>
        <style:text-properties style:font-name="Courier New1"/>
      </text:list-level-style-bullet>
      <text:list-level-style-bullet text:level="3" text:style-name="WW8Num12z2" style:num-suffix="." text:bullet-char="">
        <style:list-level-properties text:space-before="5.126cm" text:min-label-width="0.635cm"/>
        <style:text-properties style:font-name="Wingdings"/>
      </text:list-level-style-bullet>
      <text:list-level-style-bullet text:level="4" text:style-name="WW8Num12z0" style:num-suffix="." text:bullet-char="">
        <style:list-level-properties text:space-before="6.396cm" text:min-label-width="0.635cm"/>
        <style:text-properties style:font-name="Symbol"/>
      </text:list-level-style-bullet>
      <text:list-level-style-bullet text:level="5" text:style-name="WW8Num12z1" style:num-suffix="." text:bullet-char="o">
        <style:list-level-properties text:space-before="7.666cm" text:min-label-width="0.635cm"/>
        <style:text-properties style:font-name="Courier New1"/>
      </text:list-level-style-bullet>
      <text:list-level-style-bullet text:level="6" text:style-name="WW8Num12z2" style:num-suffix="." text:bullet-char="">
        <style:list-level-properties text:space-before="8.936cm" text:min-label-width="0.635cm"/>
        <style:text-properties style:font-name="Wingdings"/>
      </text:list-level-style-bullet>
      <text:list-level-style-bullet text:level="7" text:style-name="WW8Num12z0" style:num-suffix="." text:bullet-char="">
        <style:list-level-properties text:space-before="10.206cm" text:min-label-width="0.635cm"/>
        <style:text-properties style:font-name="Symbol"/>
      </text:list-level-style-bullet>
      <text:list-level-style-bullet text:level="8" text:style-name="WW8Num12z1" style:num-suffix="." text:bullet-char="o">
        <style:list-level-properties text:space-before="11.476cm" text:min-label-width="0.635cm"/>
        <style:text-properties style:font-name="Courier New1"/>
      </text:list-level-style-bullet>
      <text:list-level-style-bullet text:level="9" text:style-name="WW8Num12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arj-bold" style:num-prefix="Note:" style:num-format="">
        <style:list-level-properties text:space-before="1.91cm" text:min-label-width="0.741cm" text:min-label-distance="0.101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586cm" text:min-label-width="0.635cm"/>
        <style:text-properties style:font-name="Symbol"/>
      </text:list-level-style-bullet>
      <text:list-level-style-bullet text:level="2" text:style-name="WW8Num15z1" style:num-suffix="." text:bullet-char="o">
        <style:list-level-properties text:space-before="3.856cm" text:min-label-width="0.635cm"/>
        <style:text-properties style:font-name="Courier New1"/>
      </text:list-level-style-bullet>
      <text:list-level-style-bullet text:level="3" text:style-name="WW8Num15z2" style:num-suffix="." text:bullet-char="">
        <style:list-level-properties text:space-before="5.126cm" text:min-label-width="0.635cm"/>
        <style:text-properties style:font-name="Wingdings"/>
      </text:list-level-style-bullet>
      <text:list-level-style-bullet text:level="4" text:style-name="WW8Num15z0" style:num-suffix="." text:bullet-char="">
        <style:list-level-properties text:space-before="6.396cm" text:min-label-width="0.635cm"/>
        <style:text-properties style:font-name="Symbol"/>
      </text:list-level-style-bullet>
      <text:list-level-style-bullet text:level="5" text:style-name="WW8Num15z1" style:num-suffix="." text:bullet-char="o">
        <style:list-level-properties text:space-before="7.666cm" text:min-label-width="0.635cm"/>
        <style:text-properties style:font-name="Courier New1"/>
      </text:list-level-style-bullet>
      <text:list-level-style-bullet text:level="6" text:style-name="WW8Num15z2" style:num-suffix="." text:bullet-char="">
        <style:list-level-properties text:space-before="8.936cm" text:min-label-width="0.635cm"/>
        <style:text-properties style:font-name="Wingdings"/>
      </text:list-level-style-bullet>
      <text:list-level-style-bullet text:level="7" text:style-name="WW8Num15z0" style:num-suffix="." text:bullet-char="">
        <style:list-level-properties text:space-before="10.206cm" text:min-label-width="0.635cm"/>
        <style:text-properties style:font-name="Symbol"/>
      </text:list-level-style-bullet>
      <text:list-level-style-bullet text:level="8" text:style-name="WW8Num15z1" style:num-suffix="." text:bullet-char="o">
        <style:list-level-properties text:space-before="11.476cm" text:min-label-width="0.635cm"/>
        <style:text-properties style:font-name="Courier New1"/>
      </text:list-level-style-bullet>
      <text:list-level-style-bullet text:level="9" text:style-name="WW8Num15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text:style-name="arj-bold"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905cm" text:min-label-width="0.6cm"/>
        <style:text-properties style:font-name="Symbol"/>
      </text:list-level-style-bullet>
      <text:list-level-style-bullet text:level="2" text:style-name="WW8Num21z0" style:num-suffix="." text:bullet-char="">
        <style:list-level-properties text:space-before="2.905cm" text:min-label-width="0.6cm"/>
        <style:text-properties style:font-name="Symbol"/>
      </text:list-level-style-bullet>
      <text:list-level-style-bullet text:level="3" text:style-name="WW8Num21z2" style:num-suffix="." text:bullet-char="">
        <style:list-level-properties text:space-before="3.951cm" text:min-label-width="0.6cm"/>
        <style:text-properties style:font-name="Wingdings"/>
      </text:list-level-style-bullet>
      <text:list-level-style-bullet text:level="4" text:style-name="WW8Num21z3" style:num-suffix="." text:bullet-char="">
        <style:list-level-properties text:space-before="5.669cm" text:min-label-width="0.635cm"/>
        <style:text-properties style:font-name="Symbol"/>
      </text:list-level-style-bullet>
      <text:list-level-style-bullet text:level="5" text:style-name="WW8Num21z3" style:num-suffix="." text:bullet-char="">
        <style:list-level-properties text:space-before="6.304cm" text:min-label-width="0.635cm"/>
        <style:text-properties style:font-name="Symbol"/>
      </text:list-level-style-bullet>
      <text:list-level-style-bullet text:level="6" text:style-name="WW8Num21z2" style:num-suffix="." text:bullet-char="">
        <style:list-level-properties text:space-before="6.939cm" text:min-label-width="0.635cm"/>
        <style:text-properties style:font-name="Wingdings"/>
      </text:list-level-style-bullet>
      <text:list-level-style-bullet text:level="7" text:style-name="WW8Num21z2" style:num-suffix="." text:bullet-char="">
        <style:list-level-properties text:space-before="7.574cm" text:min-label-width="0.635cm"/>
        <style:text-properties style:font-name="Wingdings"/>
      </text:list-level-style-bullet>
      <text:list-level-style-bullet text:level="8" text:style-name="WW8Num21z3" style:num-suffix="." text:bullet-char="">
        <style:list-level-properties text:space-before="8.209cm" text:min-label-width="0.635cm"/>
        <style:text-properties style:font-name="Symbol"/>
      </text:list-level-style-bullet>
      <text:list-level-style-bullet text:level="9" text:style-name="WW8Num21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number text:level="1" style:num-prefix="Chapter " style:num-format="1">
        <style:list-level-properties text:space-before="16.503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even" style:list-style-name="List_20_1">
      <style:paragraph-properties fo:margin-left="0cm" fo:margin-right="0cm" fo:margin-top="0cm" fo:margin-bottom="0.494cm" fo:text-indent="0cm" style:auto-text-indent="false"/>
    </style:style>
    <style:style style:name="P2" style:family="paragraph" style:parent-style-name="Footer" style:list-style-name="List_20_2">
      <style:paragraph-properties fo:text-align="start" style:justify-single-word="false"/>
    </style:style>
    <style:style style:name="P3" style:family="paragraph" style:parent-style-name="footereven" style:list-style-name="List_20_1">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
      <style:paragraph-properties fo:margin-top="0cm" fo:margin-bottom="0.494cm"/>
    </style:style>
    <style:style style:name="P6" style:family="paragraph" style:parent-style-name="Footer" style:list-style-name="List_20_1">
      <style:paragraph-properties fo:text-align="start" style:justify-single-word="false"/>
    </style:style>
    <style:style style:name="P7" style:family="paragraph" style:parent-style-name="headerodd">
      <style:paragraph-properties fo:margin-top="0cm" fo:margin-bottom="0.494cm"/>
      <style:text-properties fo:language="zxx" fo:country="none" style:language-asian="zxx" style:country-asian="none"/>
    </style:style>
    <style:style style:name="P8" style:family="paragraph" style:parent-style-name="arj-headereven">
      <style:text-properties style:font-name="Helvetica-Condensed" fo:font-size="8pt" style:font-size-asian="8pt" style:font-weight-complex="bold"/>
    </style:style>
    <style:style style:name="T1" style:family="text"/>
    <style:page-layout style:name="pm1" style:page-usage="mirrored">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2"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31cm" fo:margin-left="0cm" fo:margin-right="0cm" fo:margin-top="1.132cm" style:dynamic-spacing="true"/>
      </style:footer-style>
    </style:page-layout>
    <style:page-layout style:name="pm5" style:page-usage="mirrored">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6"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7"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2cm" style:dynamic-spacing="true"/>
      </style:footer-style>
    </style:page-layout>
    <style:page-layout style:name="pm8"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9"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27cm" fo:margin-left="0cm" fo:margin-right="0cm" fo:margin-top="1.171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text:bookmark-ref text:reference-format="text" text:ref-name="prodname">JBoss Transactions 4.4.0</text:bookmark-ref> <text:bookmark-ref text:reference-format="text" text:ref-name="docname">Transaction Core Programmers Guide</text:bookmark-ref></text:p>
      </style:header>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70</text:page-number></text:p>
          </text:list-header>
        </text:list>
      </style:footer>
      <style:footer-left>
        <text:list text:style-name="List_20_2">
          <text:list-header>
            <text:p text:style-name="P2"><text:page-number style:num-format="1" text:select-page="current">70</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pm2" style:next-style-name="Standard">
      <style:footer>
        <text:list text:style-name="List_20_1">
          <text:list-header>
            <text:p text:style-name="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pm3"/>
    <style:master-page style:name="Endnote" style:page-layout-name="pm3"/>
    <style:master-page style:name="Convert_20_1" style:display-name="Convert 1" style:page-layout-name="pm4" style:next-style-name="Next_20_convert_20_1">
      <style:header>
        <text:p text:style-name="Header"/>
      </style:header>
      <style:footer>
        <text:list text:style-name="List_20_1">
          <text:list-item text:start-value="1">
            <text:p text:style-name="P3"><text:span text:style-name="Page_20_Number">AC-PG</text:span>-<text:date style:data-style-name="N30" text:date-value="2008-12-09T18:35:23">09/12/08</text:date><text:tab/><text:span text:style-name="Page_20_Number"><text:page-number text:select-page="current">70</text:page-number></text:span></text:p>
          </text:list-item>
        </text:list>
      </style:footer>
    </style:master-page>
    <style:master-page style:name="Next_20_convert_20_1" style:display-name="Next convert 1" style:page-layout-name="pm5">
      <style:header>
        <text:p text:style-name="P4"><text:tab/><text:tab/>Transports</text:p>
      </style:header>
      <style:header-left>
        <text:p text:style-name="Header_20_left"/>
      </style:header-left>
      <style:footer>
        <text:list text:style-name="List_20_1">
          <text:list-item text:start-value="1">
            <text:p text:style-name="P3"><text:span text:style-name="Page_20_Number">TX-PG</text:span>-<text:date style:data-style-name="N30" text:date-value="2008-12-09T18:35:23">09/12/08</text:date><text:span text:style-name="Page_20_Number"><text:tab/></text:span><text:span text:style-name="Page_20_Number"><text:page-number text:select-page="current">70</text:page-number></text:span></text:p>
          </text:list-item>
        </text:list>
      </style:footer>
      <style:footer-left>
        <text:list text:style-name="List_20_1">
          <text:list-item text:start-value="1">
            <text:p text:style-name="P3"><text:span text:style-name="Page_20_Number"><text:page-number text:select-page="current">70</text:page-number></text:span><text:span text:style-name="Page_20_Number"><text:tab/>TX-PG-</text:span><text:span text:style-name="Page_20_Number"><text:date style:data-style-name="N30" text:date-value="2008-12-09T18:35:23">09/12/08</text:date></text:span><text:span text:style-name="Page_20_Number"> </text:span></text:p>
          </text:list-item>
        </text:list>
      </style:footer-left>
    </style:master-page>
    <style:master-page style:name="Convert_20_2" style:display-name="Convert 2" style:page-layout-name="pm6" style:next-style-name="Next_20_convert_20_2">
      <style:header>
        <text:p text:style-name="P5"/>
      </style:header>
      <style:footer>
        <text:list text:style-name="List_20_1">
          <text:list-header>
            <text:p text:style-name="P6"><text:page-number style:num-format="1" text:select-page="current">70</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pm7">
      <style:header>
        <text:p text:style-name="P7">About This Guide</text:p>
      </style:header>
      <style:header-left>
        <text:p text:style-name="P8"><text:bookmark-ref text:reference-format="text" text:ref-name="prodname">JBoss Transactions 4.4.0</text:bookmark-ref><text:bookmark-ref text:reference-format="chapter" text:ref-name="docid"/><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70</text:page-number></text:p>
          </text:list-header>
        </text:list>
      </style:footer>
      <style:footer-left>
        <text:list text:style-name="List_20_1">
          <text:list-header>
            <text:p text:style-name="P6"><text:page-number style:num-format="1" text:select-page="current">70</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pm8" style:next-style-name="Next_20_convert_20_3">
      <style:header>
        <text:p text:style-name="headerodd"><text:chapter text:display="number-and-name" text:outline-level="1">Chapter 1</text:chapter></text:p>
      </style:header>
      <style:footer>
        <text:list text:style-name="List_20_1">
          <text:list-header>
            <text:p text:style-name="P1"><text:reference-ref text:reference-format="text" text:ref-name="did"/><text:reference-ref text:reference-format="text" text:ref-name="docprefix">TX-PG</text:reference-ref>-<text:date style:data-style-name="N37" text:date-value="2008-06-17T17:14:17" text:fixed="true">06/17/08</text:date><text:reference-ref text:reference-format="text" text:ref-name="docid"/><text:tab/><text:page-number style:num-format="1" text:select-page="current">70</text:page-number></text:p>
          </text:list-header>
        </text:list>
      </style:footer>
    </style:master-page>
    <style:master-page style:name="Next_20_convert_20_3" style:display-name="Next convert 3" style:page-layout-name="pm9">
      <style:header>
        <text:p text:style-name="headerodd"><text:chapter text:display="number-and-name" text:outline-level="1">Chapter 6</text:chapter></text:p>
      </style:header>
      <style:header-left>
        <text:p text:style-name="arj-headereven"><text:bookmark-ref text:reference-format="text" text:ref-name="prodname">JBoss Transactions 4.4.0</text:bookmark-ref><text:bookmark-ref text:reference-format="chapter" text:ref-name="docname"/><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70</text:page-number></text:p>
          </text:list-header>
        </text:list>
      </style:footer>
      <style:footer-left>
        <text:list text:style-name="List_20_2">
          <text:list-header>
            <text:p text:style-name="P2"><text:page-number style:num-format="1" text:select-page="current">70</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7-06-24T20:54:00</meta:creation-date>
    <dc:creator>Mark Little</dc:creator>
    <dc:date>2008-12-09T18:35:22</dc:date>
    <meta:printed-by>Michael Musgrove</meta:printed-by>
    <meta:print-date>2008-06-17T17:46:06</meta:print-date>
    <dc:language>en-US</dc:language>
    <meta:editing-cycles>38</meta:editing-cycles>
    <meta:editing-duration>P8DT21H51M37S</meta:editing-duration>
    <meta:user-defined meta:name="Info 1"/>
    <meta:user-defined meta:name="Info 2"/>
    <meta:user-defined meta:name="Info 3"/>
    <meta:user-defined meta:name="Info 4"/>
    <meta:user-defined meta:name="_EmailSubject" meta:value-type="string">Programmers Guide.doc</meta:user-defined>
    <meta:user-defined meta:name="_AuthorEmail" meta:value-type="string">thomas.rischbeck@arjuna.com</meta:user-defined>
    <meta:user-defined meta:name="_AuthorEmailDisplayName" meta:value-type="string">Thomas Rischbeck</meta:user-defined>
    <meta:user-defined meta:name="_ReviewingToolsShownOnce" meta:value-type="string"/>
    <meta:user-defined meta:name="_PreviousAdHocReviewCycleID" meta:value-type="integer">-1086973889</meta:user-defined>
    <meta:user-defined meta:name="_AdHocReviewCycleID" meta:value-type="integer">-1858870693</meta:user-defined>
    <meta:document-statistic meta:table-count="2" meta:image-count="18" meta:object-count="4" meta:page-count="74" meta:paragraph-count="911" meta:word-count="17530" meta:character-count="124084"/>
  </office:meta>
</office:document-meta>
</file>